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125in" style:rel-column-width="4500*"/>
    </style:style>
    <style:style style:name="Table2.B" style:family="table-column">
      <style:table-column-properties style:column-width="3.8in" style:rel-column-width="5472*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3.5063in"/>
    </style:style>
    <style:style style:name="Table3" style:family="table">
      <style:table-properties style:width="4.1674in" table:align="center"/>
    </style:style>
    <style:style style:name="Table3.A" style:family="table-column">
      <style:table-column-properties style:column-width="0.4243in"/>
    </style:style>
    <style:style style:name="Table3.B" style:family="table-column">
      <style:table-column-properties style:column-width="0.34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9347in" style:rel-column-width="18309*"/>
    </style:style>
    <style:style style:name="Table1.B" style:family="table-column">
      <style:table-column-properties style:column-width="4.9903in" style:rel-column-width="47226*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403in" fo:border="0.05pt solid #000000"/>
    </style:style>
    <style:style style:name="Table1.A2" style:family="table-cell">
      <style:table-cell-properties fo:padding="0.0403in" fo:border-left="0.05pt solid #000000" fo:border-right="none" fo:border-top="none" fo:border-bottom="0.05pt solid #000000"/>
    </style:style>
    <style:style style:name="Table1.B2" style:family="table-cell">
      <style:table-cell-properties fo:padding="0.0403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1.9347in" style:rel-column-width="18309*"/>
    </style:style>
    <style:style style:name="Table4.B" style:family="table-column">
      <style:table-column-properties style:column-width="4.9903in" style:rel-column-width="47226*"/>
    </style:style>
    <style:style style:name="Table4.A1" style:family="table-cell">
      <style:table-cell-properties fo:padding="0.0403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403in" fo:border="0.05pt solid #000000"/>
    </style:style>
    <style:style style:name="Table4.A2" style:family="table-cell">
      <style:table-cell-properties fo:padding="0.0403in" fo:border-left="0.05pt solid #000000" fo:border-right="none" fo:border-top="none" fo:border-bottom="0.05pt solid #000000"/>
    </style:style>
    <style:style style:name="Table4.B2" style:family="table-cell">
      <style:table-cell-properties fo:padding="0.0403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347in" style:rel-column-width="18309*"/>
    </style:style>
    <style:style style:name="Table5.B" style:family="table-column">
      <style:table-column-properties style:column-width="4.9903in" style:rel-column-width="4722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972in" style:rel-column-width="33096*"/>
    </style:style>
    <style:style style:name="Table6.B" style:family="table-column">
      <style:table-column-properties style:column-width="3.4278in" style:rel-column-width="3243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215in" table:align="center"/>
    </style:style>
    <style:style style:name="Table7.A" style:family="table-column">
      <style:table-column-properties style:column-width="0.834in"/>
    </style:style>
    <style:style style:name="Table7.B" style:family="table-column">
      <style:table-column-properties style:column-width="0.2576in"/>
    </style:style>
    <style:style style:name="Table7.D" style:family="table-column">
      <style:table-column-properties style:column-width="0.34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S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114ebba" officeooo:paragraph-rsid="0114ebba"/>
    </style:style>
    <style:style style:name="P2" style:family="paragraph" style:parent-style-name="Subtitle">
      <style:text-properties fo:font-size="28pt" style:font-size-asian="24.5pt" style:font-size-complex="28pt"/>
    </style:style>
    <style:style style:name="P3" style:family="paragraph" style:parent-style-name="Subtitle">
      <style:text-properties fo:font-size="14pt" style:font-size-asian="14pt" style:font-size-complex="14pt"/>
    </style:style>
    <style:style style:name="P4" style:family="paragraph" style:parent-style-name="Subtitle">
      <style:text-properties fo:font-size="14pt" officeooo:rsid="0114ebba" officeooo:paragraph-rsid="0114ebba" style:font-size-asian="14pt" style:font-size-complex="14pt"/>
    </style:style>
    <style:style style:name="P5" style:family="paragraph" style:parent-style-name="Subtitle">
      <style:text-properties officeooo:rsid="001b5bb5" officeooo:paragraph-rsid="001b5bb5"/>
    </style:style>
    <style:style style:name="P6" style:family="paragraph" style:parent-style-name="Subtitle">
      <style:text-properties style:text-position="0% 100%" style:font-name="Liberation Serif" officeooo:rsid="00c02c6e" officeooo:paragraph-rsid="001b5bb5"/>
    </style:style>
    <style:style style:name="P7" style:family="paragraph" style:parent-style-name="Text_20_body">
      <style:paragraph-properties fo:text-align="start" style:justify-single-word="false"/>
      <style:text-properties style:text-position="0% 100%" style:font-name="Liberation Serif" officeooo:rsid="00c02c6e" officeooo:paragraph-rsid="00c17ee1"/>
    </style:style>
    <style:style style:name="P8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10c5f3e" officeooo:paragraph-rsid="0118bf5a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1393527" officeooo:paragraph-rsid="01393527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114ebba" officeooo:paragraph-rsid="0114ebba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officeooo:rsid="001b5bb5" officeooo:paragraph-rsid="001b5bb5"/>
    </style:style>
    <style:style style:name="P13" style:family="paragraph" style:parent-style-name="Text_20_body">
      <style:text-properties officeooo:paragraph-rsid="0116e77d"/>
    </style:style>
    <style:style style:name="P14" style:family="paragraph" style:parent-style-name="Text_20_body">
      <style:text-properties fo:font-size="22pt" officeooo:paragraph-rsid="0117ba17" style:font-size-asian="22pt" style:font-size-complex="22pt"/>
    </style:style>
    <style:style style:name="P15" style:family="paragraph" style:parent-style-name="Text_20_body">
      <style:paragraph-properties fo:text-align="justify" style:justify-single-word="false"/>
      <style:text-properties officeooo:paragraph-rsid="0118bf5a"/>
    </style:style>
    <style:style style:name="P16" style:family="paragraph" style:parent-style-name="Text_20_body">
      <style:paragraph-properties fo:text-align="justify" style:justify-single-word="false"/>
      <style:text-properties officeooo:paragraph-rsid="0134dbde"/>
    </style:style>
    <style:style style:name="P17" style:family="paragraph" style:parent-style-name="Text_20_body">
      <style:text-properties officeooo:rsid="01913a8d" officeooo:paragraph-rsid="0191218f"/>
    </style:style>
    <style:style style:name="P18" style:family="paragraph" style:parent-style-name="Text_20_body">
      <style:text-properties fo:font-weight="normal" officeooo:rsid="0191218f" officeooo:paragraph-rsid="0191218f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119852d" officeooo:paragraph-rsid="0119852d"/>
    </style:style>
    <style:style style:name="P21" style:family="paragraph" style:parent-style-name="Table_20_Contents">
      <style:paragraph-properties fo:text-align="center" style:justify-single-word="false"/>
      <style:text-properties officeooo:rsid="0119852d" officeooo:paragraph-rsid="0122347a"/>
    </style:style>
    <style:style style:name="P22" style:family="paragraph" style:parent-style-name="Table_20_Contents">
      <style:paragraph-properties fo:text-align="justify" style:justify-single-word="false"/>
      <style:text-properties officeooo:rsid="0139abb1" officeooo:paragraph-rsid="0139abb1"/>
    </style:style>
    <style:style style:name="P23" style:family="paragraph" style:parent-style-name="Table_20_Contents">
      <style:paragraph-properties fo:text-align="justify" style:justify-single-word="false"/>
      <style:text-properties officeooo:rsid="013a9bea" officeooo:paragraph-rsid="013a9bea"/>
    </style:style>
    <style:style style:name="P24" style:family="paragraph" style:parent-style-name="Table_20_Contents">
      <style:paragraph-properties fo:text-align="justify" style:justify-single-word="false"/>
      <style:text-properties officeooo:rsid="013c5251" officeooo:paragraph-rsid="013c5251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4426f5" officeooo:paragraph-rsid="014426f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4426f5" officeooo:paragraph-rsid="01578ed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4426f5" officeooo:paragraph-rsid="016c72b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578ede" officeooo:paragraph-rsid="01578ed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ddd58c" officeooo:paragraph-rsid="01ddd58c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officeooo:rsid="01424ffd" officeooo:paragraph-rsid="01424ffd"/>
    </style:style>
    <style:style style:name="P32" style:family="paragraph" style:parent-style-name="Table_20_Contents">
      <style:paragraph-properties fo:text-align="justify" style:justify-single-word="false"/>
      <style:text-properties officeooo:rsid="014426f5" officeooo:paragraph-rsid="014426f5"/>
    </style:style>
    <style:style style:name="P33" style:family="paragraph" style:parent-style-name="Table_20_Contents">
      <style:paragraph-properties fo:text-align="justify" style:justify-single-word="false"/>
      <style:text-properties officeooo:rsid="01446b36" officeooo:paragraph-rsid="01446b36"/>
    </style:style>
    <style:style style:name="P34" style:family="paragraph" style:parent-style-name="Table_20_Contents">
      <style:paragraph-properties fo:text-align="justify" style:justify-single-word="false"/>
      <style:text-properties officeooo:rsid="01446b36" officeooo:paragraph-rsid="01de7900"/>
    </style:style>
    <style:style style:name="P35" style:family="paragraph" style:parent-style-name="Table_20_Contents">
      <style:paragraph-properties fo:text-align="justify" style:justify-single-word="false"/>
      <style:text-properties officeooo:rsid="0147e6a6" officeooo:paragraph-rsid="0147e6a6"/>
    </style:style>
    <style:style style:name="P36" style:family="paragraph" style:parent-style-name="Table_20_Contents">
      <style:paragraph-properties fo:text-align="justify" style:justify-single-word="false"/>
      <style:text-properties officeooo:rsid="014d9b0c" officeooo:paragraph-rsid="014d9b0c"/>
    </style:style>
    <style:style style:name="P37" style:family="paragraph" style:parent-style-name="Table_20_Contents">
      <style:paragraph-properties fo:text-align="justify" style:justify-single-word="false"/>
      <style:text-properties officeooo:rsid="01519fe0" officeooo:paragraph-rsid="01519fe0"/>
    </style:style>
    <style:style style:name="P38" style:family="paragraph" style:parent-style-name="Table_20_Contents">
      <style:paragraph-properties fo:text-align="justify" style:justify-single-word="false"/>
      <style:text-properties officeooo:rsid="0151df49" officeooo:paragraph-rsid="0151df49"/>
    </style:style>
    <style:style style:name="P39" style:family="paragraph" style:parent-style-name="Table_20_Contents">
      <style:paragraph-properties fo:text-align="justify" style:justify-single-word="false"/>
      <style:text-properties officeooo:rsid="01578ede" officeooo:paragraph-rsid="01578ede"/>
    </style:style>
    <style:style style:name="P40" style:family="paragraph" style:parent-style-name="Table_20_Contents">
      <style:paragraph-properties fo:text-align="justify" style:justify-single-word="false"/>
      <style:text-properties officeooo:rsid="0157afae" officeooo:paragraph-rsid="0157afae"/>
    </style:style>
    <style:style style:name="P41" style:family="paragraph" style:parent-style-name="Table_20_Contents">
      <style:paragraph-properties fo:text-align="justify" style:justify-single-word="false"/>
      <style:text-properties officeooo:rsid="01593dbd" officeooo:paragraph-rsid="01593dbd"/>
    </style:style>
    <style:style style:name="P42" style:family="paragraph" style:parent-style-name="Table_20_Contents">
      <style:paragraph-properties fo:text-align="justify" style:justify-single-word="false"/>
      <style:text-properties officeooo:rsid="015a3576" officeooo:paragraph-rsid="015a3576"/>
    </style:style>
    <style:style style:name="P43" style:family="paragraph" style:parent-style-name="Table_20_Contents">
      <style:paragraph-properties fo:text-align="justify" style:justify-single-word="false"/>
      <style:text-properties officeooo:rsid="015a4d7d" officeooo:paragraph-rsid="015a4d7d"/>
    </style:style>
    <style:style style:name="P44" style:family="paragraph" style:parent-style-name="Table_20_Contents">
      <style:paragraph-properties fo:text-align="justify" style:justify-single-word="false"/>
      <style:text-properties officeooo:rsid="015aa865" officeooo:paragraph-rsid="015aa865"/>
    </style:style>
    <style:style style:name="P45" style:family="paragraph" style:parent-style-name="Table_20_Contents">
      <style:paragraph-properties fo:text-align="justify" style:justify-single-word="false"/>
      <style:text-properties officeooo:rsid="015aa865" officeooo:paragraph-rsid="016c72b4"/>
    </style:style>
    <style:style style:name="P46" style:family="paragraph" style:parent-style-name="Table_20_Contents">
      <style:paragraph-properties fo:text-align="justify" style:justify-single-word="false"/>
      <style:text-properties officeooo:rsid="015c9b71" officeooo:paragraph-rsid="016c72b4"/>
    </style:style>
    <style:style style:name="P47" style:family="paragraph" style:parent-style-name="Table_20_Contents">
      <style:paragraph-properties fo:text-align="justify" style:justify-single-word="false"/>
      <style:text-properties officeooo:rsid="015ce507" officeooo:paragraph-rsid="016c72b4"/>
    </style:style>
    <style:style style:name="P48" style:family="paragraph" style:parent-style-name="Table_20_Contents">
      <style:paragraph-properties fo:text-align="justify" style:justify-single-word="false"/>
      <style:text-properties officeooo:rsid="015d5d05" officeooo:paragraph-rsid="015d5d05"/>
    </style:style>
    <style:style style:name="P49" style:family="paragraph" style:parent-style-name="Table_20_Contents">
      <style:paragraph-properties fo:text-align="justify" style:justify-single-word="false"/>
      <style:text-properties officeooo:rsid="015dbac5" officeooo:paragraph-rsid="016c72b4"/>
    </style:style>
    <style:style style:name="P50" style:family="paragraph" style:parent-style-name="Table_20_Contents">
      <style:paragraph-properties fo:text-align="justify" style:justify-single-word="false"/>
      <style:text-properties officeooo:rsid="015f0c0b" officeooo:paragraph-rsid="016c72b4"/>
    </style:style>
    <style:style style:name="P51" style:family="paragraph" style:parent-style-name="Table_20_Contents">
      <style:paragraph-properties fo:text-align="justify" style:justify-single-word="false"/>
      <style:text-properties officeooo:rsid="0170afbd" officeooo:paragraph-rsid="0170afbd"/>
    </style:style>
    <style:style style:name="P52" style:family="paragraph" style:parent-style-name="Table_20_Contents">
      <style:paragraph-properties fo:text-align="justify" style:justify-single-word="false"/>
      <style:text-properties officeooo:rsid="01725680" officeooo:paragraph-rsid="01725680"/>
    </style:style>
    <style:style style:name="P53" style:family="paragraph" style:parent-style-name="Table_20_Contents">
      <style:paragraph-properties fo:text-align="justify" style:justify-single-word="false"/>
      <style:text-properties officeooo:rsid="0174b8ae" officeooo:paragraph-rsid="0174b8ae"/>
    </style:style>
    <style:style style:name="P54" style:family="paragraph" style:parent-style-name="Table_20_Contents">
      <style:paragraph-properties fo:text-align="justify" style:justify-single-word="false"/>
      <style:text-properties officeooo:rsid="01871f49" officeooo:paragraph-rsid="01871f49"/>
    </style:style>
    <style:style style:name="P55" style:family="paragraph" style:parent-style-name="Table_20_Contents">
      <style:paragraph-properties fo:text-align="center" style:justify-single-word="false"/>
      <style:text-properties officeooo:rsid="0191218f" officeooo:paragraph-rsid="0191218f"/>
    </style:style>
    <style:style style:name="P56" style:family="paragraph" style:parent-style-name="Table_20_Contents">
      <style:paragraph-properties fo:text-align="center" style:justify-single-word="false"/>
      <style:text-properties officeooo:rsid="0191218f" officeooo:paragraph-rsid="01bd47bc"/>
    </style:style>
    <style:style style:name="P57" style:family="paragraph" style:parent-style-name="Table_20_Contents">
      <style:paragraph-properties fo:text-align="center" style:justify-single-word="false"/>
      <style:text-properties officeooo:rsid="0191218f" officeooo:paragraph-rsid="01c40cef"/>
    </style:style>
    <style:style style:name="P58" style:family="paragraph" style:parent-style-name="Table_20_Contents">
      <style:paragraph-properties fo:text-align="center" style:justify-single-word="false"/>
      <style:text-properties officeooo:rsid="0191218f" officeooo:paragraph-rsid="01ef2e15"/>
    </style:style>
    <style:style style:name="P59" style:family="paragraph" style:parent-style-name="Table_20_Contents">
      <style:paragraph-properties fo:text-align="center" style:justify-single-word="false"/>
      <style:text-properties officeooo:rsid="01c40cef" officeooo:paragraph-rsid="01c40cef"/>
    </style:style>
    <style:style style:name="P60" style:family="paragraph" style:parent-style-name="Table_20_Contents">
      <style:paragraph-properties fo:text-align="justify" style:justify-single-word="false"/>
      <style:text-properties officeooo:rsid="01df98b3" officeooo:paragraph-rsid="01df98b3"/>
    </style:style>
    <style:style style:name="P61" style:family="paragraph" style:parent-style-name="Table_20_Contents">
      <style:paragraph-properties fo:text-align="justify" style:justify-single-word="false"/>
      <style:text-properties officeooo:rsid="01e15a51" officeooo:paragraph-rsid="01e15a51"/>
    </style:style>
    <style:style style:name="P62" style:family="paragraph" style:parent-style-name="Table_20_Contents">
      <style:paragraph-properties fo:text-align="center" style:justify-single-word="false"/>
      <style:text-properties officeooo:rsid="01edd030" officeooo:paragraph-rsid="01edd030"/>
    </style:style>
    <style:style style:name="P63" style:family="paragraph" style:parent-style-name="Code">
      <style:text-properties officeooo:rsid="013c5251" officeooo:paragraph-rsid="013c5251"/>
    </style:style>
    <style:style style:name="P64" style:family="paragraph" style:parent-style-name="Code">
      <style:text-properties officeooo:rsid="01578ede" officeooo:paragraph-rsid="01578ede"/>
    </style:style>
    <style:style style:name="P65" style:family="paragraph" style:parent-style-name="Code">
      <style:text-properties officeooo:rsid="0157afae" officeooo:paragraph-rsid="0157afae"/>
    </style:style>
    <style:style style:name="P66" style:family="paragraph" style:parent-style-name="Code">
      <style:text-properties officeooo:rsid="01593dbd" officeooo:paragraph-rsid="01593dbd"/>
    </style:style>
    <style:style style:name="P67" style:family="paragraph" style:parent-style-name="Code">
      <style:text-properties officeooo:rsid="015a3576" officeooo:paragraph-rsid="015a3576"/>
    </style:style>
    <style:style style:name="P68" style:family="paragraph" style:parent-style-name="Code">
      <style:text-properties officeooo:rsid="015a4d7d" officeooo:paragraph-rsid="015a4d7d"/>
    </style:style>
    <style:style style:name="P69" style:family="paragraph" style:parent-style-name="Code">
      <style:text-properties officeooo:rsid="015aa865" officeooo:paragraph-rsid="015aa865"/>
    </style:style>
    <style:style style:name="P70" style:family="paragraph" style:parent-style-name="Code">
      <style:text-properties officeooo:rsid="015aa865" officeooo:paragraph-rsid="016c72b4"/>
    </style:style>
    <style:style style:name="P71" style:family="paragraph" style:parent-style-name="Code">
      <style:text-properties officeooo:rsid="015bfda3" officeooo:paragraph-rsid="016c72b4"/>
    </style:style>
    <style:style style:name="P72" style:family="paragraph" style:parent-style-name="Code">
      <style:text-properties officeooo:rsid="015c9b71" officeooo:paragraph-rsid="016c72b4"/>
    </style:style>
    <style:style style:name="P73" style:family="paragraph" style:parent-style-name="Code">
      <style:text-properties officeooo:rsid="015ce507" officeooo:paragraph-rsid="016c72b4"/>
    </style:style>
    <style:style style:name="P74" style:family="paragraph" style:parent-style-name="Code">
      <style:text-properties officeooo:rsid="015d5d05" officeooo:paragraph-rsid="015d5d05"/>
    </style:style>
    <style:style style:name="P75" style:family="paragraph" style:parent-style-name="Code">
      <style:text-properties officeooo:rsid="015dbac5" officeooo:paragraph-rsid="016c72b4"/>
    </style:style>
    <style:style style:name="P76" style:family="paragraph" style:parent-style-name="Code">
      <style:text-properties officeooo:rsid="015f0c0b" officeooo:paragraph-rsid="016c72b4"/>
    </style:style>
    <style:style style:name="P77" style:family="paragraph" style:parent-style-name="Code">
      <style:text-properties officeooo:rsid="0170afbd" officeooo:paragraph-rsid="0170afbd"/>
    </style:style>
    <style:style style:name="P78" style:family="paragraph" style:parent-style-name="Code">
      <style:text-properties officeooo:rsid="01725680" officeooo:paragraph-rsid="01725680"/>
    </style:style>
    <style:style style:name="P79" style:family="paragraph" style:parent-style-name="Code">
      <style:text-properties officeooo:rsid="01871f49" officeooo:paragraph-rsid="01871f49"/>
    </style:style>
    <style:style style:name="P80" style:family="paragraph" style:parent-style-name="Code">
      <style:text-properties officeooo:rsid="01e15a51" officeooo:paragraph-rsid="01e15a51"/>
    </style:style>
    <style:style style:name="P81" style:family="paragraph" style:parent-style-name="Code">
      <style:text-properties fo:font-size="10pt" style:font-size-asian="10pt" style:font-size-complex="10pt"/>
    </style:style>
    <style:style style:name="P82" style:family="paragraph" style:parent-style-name="Code">
      <style:text-properties fo:font-size="10pt" officeooo:rsid="01913a8d" style:font-size-asian="10pt" style:font-size-complex="10pt"/>
    </style:style>
    <style:style style:name="P83" style:family="paragraph" style:parent-style-name="Code">
      <style:text-properties fo:font-size="10pt" officeooo:rsid="01913a8d" officeooo:paragraph-rsid="01ad2534" style:font-size-asian="10pt" style:font-size-complex="10pt"/>
    </style:style>
    <style:style style:name="P84" style:family="paragraph" style:parent-style-name="Code">
      <style:text-properties fo:font-size="10pt" officeooo:rsid="01913a8d" officeooo:paragraph-rsid="01913a8d" style:font-size-asian="10pt" style:font-size-complex="10pt"/>
    </style:style>
    <style:style style:name="P85" style:family="paragraph" style:parent-style-name="Code">
      <style:text-properties fo:font-size="10pt" officeooo:rsid="01c471b4" officeooo:paragraph-rsid="01c471b4" style:font-size-asian="10pt" style:font-size-complex="10pt"/>
    </style:style>
    <style:style style:name="P86" style:family="paragraph" style:parent-style-name="Code">
      <style:text-properties fo:font-size="10pt" officeooo:rsid="01ef2e15" officeooo:paragraph-rsid="01ef2e15" style:font-size-asian="10pt" style:font-size-complex="10pt"/>
    </style:style>
    <style:style style:name="P87" style:family="paragraph" style:parent-style-name="Code">
      <style:text-properties fo:font-size="10pt" officeooo:rsid="01f07a3e" officeooo:paragraph-rsid="01f07a3e" style:font-size-asian="10pt" style:font-size-complex="10pt"/>
    </style:style>
    <style:style style:name="P88" style:family="paragraph" style:parent-style-name="Code">
      <style:text-properties fo:font-size="10pt" officeooo:rsid="01f07a3e" officeooo:paragraph-rsid="01f65b2a" style:font-size-asian="10pt" style:font-size-complex="10pt"/>
    </style:style>
    <style:style style:name="P89" style:family="paragraph" style:parent-style-name="Code">
      <style:text-properties fo:font-size="10pt" officeooo:rsid="0192aa57" officeooo:paragraph-rsid="0192aa57" style:font-size-asian="10pt" style:font-size-complex="10pt"/>
    </style:style>
    <style:style style:name="P90" style:family="paragraph" style:parent-style-name="Code">
      <style:text-properties fo:font-size="10pt" officeooo:rsid="01f18025" officeooo:paragraph-rsid="01f18025" style:font-size-asian="10pt" style:font-size-complex="10pt"/>
    </style:style>
    <style:style style:name="P91" style:family="paragraph" style:parent-style-name="Code">
      <style:text-properties fo:font-size="10pt" officeooo:rsid="01d60e68" officeooo:paragraph-rsid="01d60e68" style:font-size-asian="10pt" style:font-size-complex="10pt"/>
    </style:style>
    <style:style style:name="P92" style:family="paragraph" style:parent-style-name="Code">
      <style:text-properties fo:font-size="10pt" officeooo:rsid="01f65b2a" officeooo:paragraph-rsid="01f65b2a" style:font-size-asian="10pt" style:font-size-complex="10pt"/>
    </style:style>
    <style:style style:name="P93" style:family="paragraph" style:parent-style-name="Text_20_body">
      <style:paragraph-properties fo:text-align="justify" style:justify-single-word="false"/>
      <style:text-properties officeooo:paragraph-rsid="017d99f1"/>
    </style:style>
    <style:style style:name="P94" style:family="paragraph" style:parent-style-name="Text_20_body">
      <style:paragraph-properties fo:text-align="justify" style:justify-single-word="false"/>
      <style:text-properties officeooo:paragraph-rsid="0118bf5a"/>
    </style:style>
    <style:style style:name="P95" style:family="paragraph" style:parent-style-name="Text_20_body" style:list-style-name="L1">
      <style:paragraph-properties fo:text-align="justify" style:justify-single-word="false"/>
      <style:text-properties officeooo:rsid="021f983a" officeooo:paragraph-rsid="021f983a"/>
    </style:style>
    <style:style style:name="P96" style:family="paragraph" style:parent-style-name="Text_20_body">
      <style:paragraph-properties fo:text-align="center" style:justify-single-word="false"/>
    </style:style>
    <style:style style:name="P97" style:family="paragraph" style:parent-style-name="Text_20_body" style:list-style-name="L1">
      <style:paragraph-properties fo:text-align="justify" style:justify-single-word="false"/>
      <style:text-properties officeooo:rsid="0230703a" officeooo:paragraph-rsid="0230703a"/>
    </style:style>
    <style:style style:name="P98" style:family="paragraph" style:parent-style-name="Text_20_body" style:list-style-name="L1">
      <style:paragraph-properties fo:text-align="justify" style:justify-single-word="false"/>
      <style:text-properties officeooo:rsid="02386b79" officeooo:paragraph-rsid="02386b79"/>
    </style:style>
    <style:style style:name="P99" style:family="paragraph" style:parent-style-name="Text_20_body">
      <style:text-properties fo:font-weight="normal" officeooo:rsid="0191218f" officeooo:paragraph-rsid="0252ca2f" style:font-weight-asian="normal" style:font-weight-complex="normal"/>
    </style:style>
    <style:style style:name="P100" style:family="paragraph" style:parent-style-name="Text_20_body">
      <style:text-properties officeooo:paragraph-rsid="018bf102"/>
    </style:style>
    <style:style style:name="P101" style:family="paragraph" style:parent-style-name="Text_20_body" style:list-style-name="L1">
      <style:paragraph-properties fo:text-align="justify" style:justify-single-word="false"/>
      <style:text-properties officeooo:rsid="026046ad" officeooo:paragraph-rsid="026046ad"/>
    </style:style>
    <style:style style:name="P102" style:family="paragraph" style:parent-style-name="Subtitle">
      <style:text-properties style:font-name="Ubuntu Condensed" fo:font-size="40pt" fo:text-shadow="1pt 1pt" officeooo:paragraph-rsid="0117ba17" style:font-size-asian="40pt" style:font-size-complex="40pt"/>
    </style:style>
    <style:style style:name="P103" style:family="paragraph" style:parent-style-name="Subtitle">
      <style:text-properties fo:font-size="22pt" officeooo:rsid="0117ba17" officeooo:paragraph-rsid="0117ba17" style:font-size-asian="22pt" style:font-size-complex="22pt"/>
    </style:style>
    <style:style style:name="P104" style:family="paragraph" style:parent-style-name="Subtitle">
      <style:text-properties fo:font-size="22pt" fo:font-style="italic" officeooo:rsid="0117ba17" officeooo:paragraph-rsid="0117ba17" style:font-size-asian="22pt" style:font-style-asian="italic" style:font-size-complex="22pt" style:font-style-complex="italic"/>
    </style:style>
    <style:style style:name="P105" style:family="paragraph" style:parent-style-name="Subtitle">
      <style:text-properties fo:font-size="28pt" style:font-size-asian="24.5pt" style:font-size-complex="28pt"/>
    </style:style>
    <style:style style:name="P106" style:family="paragraph" style:parent-style-name="Heading_20_1">
      <style:paragraph-properties fo:text-align="justify" style:justify-single-word="false"/>
      <style:text-properties style:text-position="0% 100%" fo:font-style="normal" fo:font-weight="normal" officeooo:rsid="01578ede" officeooo:paragraph-rsid="016c72b4" style:font-style-asian="normal" style:font-weight-asian="normal" style:font-style-complex="normal" style:font-weight-complex="normal"/>
    </style:style>
    <style:style style:name="P107" style:family="paragraph" style:parent-style-name="Heading_20_1">
      <style:paragraph-properties fo:text-align="justify" style:justify-single-word="false"/>
      <style:text-properties style:text-position="0% 100%" fo:font-style="normal" fo:font-weight="bold" officeooo:rsid="01578ede" officeooo:paragraph-rsid="01578ede" style:font-style-asian="normal" style:font-weight-asian="bold" style:font-style-complex="normal" style:font-weight-complex="bold"/>
    </style:style>
    <style:style style:name="P108" style:family="paragraph" style:parent-style-name="Heading_20_1">
      <style:paragraph-properties fo:text-align="justify" style:justify-single-word="false"/>
      <style:text-properties fo:font-weight="bold" officeooo:rsid="01ddd58c" officeooo:paragraph-rsid="01ddd58c" style:font-weight-asian="bold" style:font-weight-complex="bold"/>
    </style:style>
    <style:style style:name="P109" style:family="paragraph" style:parent-style-name="Heading_20_1" style:list-style-name="">
      <style:text-properties officeooo:paragraph-rsid="018bf102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paragraph-properties fo:break-before="page"/>
      <style:text-properties officeooo:rsid="0116e77d" officeooo:paragraph-rsid="0116e77d"/>
    </style:style>
    <style:style style:name="P112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13" style:family="paragraph" style:parent-style-name="Heading_20_1">
      <style:paragraph-properties fo:text-align="justify" style:justify-single-word="false" fo:break-before="page"/>
      <style:text-properties officeooo:rsid="0219d75e" officeooo:paragraph-rsid="0219d75e"/>
    </style:style>
    <style:style style:name="P114" style:family="paragraph" style:parent-style-name="Heading_20_1">
      <style:paragraph-properties fo:break-before="page"/>
      <style:text-properties officeooo:paragraph-rsid="018bf102"/>
    </style:style>
    <style:style style:name="P115" style:family="paragraph" style:parent-style-name="Table_20_Contents">
      <style:paragraph-properties fo:text-align="justify" style:justify-single-word="false"/>
      <style:text-properties officeooo:rsid="02105276" officeooo:paragraph-rsid="02105276"/>
    </style:style>
    <style:style style:name="P116" style:family="paragraph" style:parent-style-name="Table_20_Contents">
      <style:paragraph-properties fo:text-align="justify" style:justify-single-word="false"/>
      <style:text-properties officeooo:rsid="0152b3a3" officeooo:paragraph-rsid="0152b3a3"/>
    </style:style>
    <style:style style:name="P117" style:family="paragraph" style:parent-style-name="Table_20_Contents">
      <style:paragraph-properties fo:text-align="justify" style:justify-single-word="false"/>
      <style:text-properties officeooo:rsid="02137537" officeooo:paragraph-rsid="02137537"/>
    </style:style>
    <style:style style:name="P118" style:family="paragraph" style:parent-style-name="Table_20_Contents">
      <style:paragraph-properties fo:text-align="justify" style:justify-single-word="false"/>
      <style:text-properties officeooo:rsid="02153c68" officeooo:paragraph-rsid="02153c68"/>
    </style:style>
    <style:style style:name="P119" style:family="paragraph" style:parent-style-name="Table_20_Contents">
      <style:paragraph-properties fo:text-align="justify" style:justify-single-word="false"/>
    </style:style>
    <style:style style:name="P120" style:family="paragraph" style:parent-style-name="Table_20_Contents">
      <style:paragraph-properties fo:text-align="justify" style:justify-single-word="false"/>
      <style:text-properties officeooo:paragraph-rsid="01eaee4a"/>
    </style:style>
    <style:style style:name="P121" style:family="paragraph" style:parent-style-name="Table_20_Contents">
      <style:paragraph-properties fo:text-align="justify" style:justify-single-word="false"/>
      <style:text-properties officeooo:rsid="02331386" officeooo:paragraph-rsid="02331386"/>
    </style:style>
    <style:style style:name="P122" style:family="paragraph" style:parent-style-name="Table_20_Contents">
      <style:paragraph-properties fo:text-align="justify" style:justify-single-word="false"/>
      <style:text-properties officeooo:rsid="02345417" officeooo:paragraph-rsid="02345417"/>
    </style:style>
    <style:style style:name="P123" style:family="paragraph" style:parent-style-name="Table_20_Contents">
      <style:paragraph-properties fo:text-align="justify" style:justify-single-word="false"/>
      <style:text-properties officeooo:rsid="02528bce" officeooo:paragraph-rsid="02528bce"/>
    </style:style>
    <style:style style:name="P124" style:family="paragraph" style:parent-style-name="Table_20_Contents">
      <style:paragraph-properties fo:text-align="justify" style:justify-single-word="false"/>
      <style:text-properties officeooo:rsid="025a3e2d" officeooo:paragraph-rsid="025a3e2d"/>
    </style:style>
    <style:style style:name="P125" style:family="paragraph" style:parent-style-name="Code">
      <style:text-properties fo:font-size="10pt" style:font-size-asian="10pt" style:font-size-complex="10pt"/>
    </style:style>
    <style:style style:name="P126" style:family="paragraph" style:parent-style-name="Code">
      <style:text-properties fo:font-size="10pt" officeooo:rsid="01d60e68" officeooo:paragraph-rsid="0252ca2f" style:font-size-asian="10pt" style:font-size-complex="10pt"/>
    </style:style>
    <style:style style:name="P127" style:family="paragraph" style:parent-style-name="Code">
      <style:text-properties fo:font-size="10pt" officeooo:paragraph-rsid="011ec7ce" style:font-size-asian="10pt" style:font-size-complex="10pt"/>
    </style:style>
    <style:style style:name="P128" style:family="paragraph" style:parent-style-name="Code">
      <style:text-properties fo:font-size="10pt" officeooo:rsid="011ec7ce" officeooo:paragraph-rsid="011ec7ce" style:font-size-asian="10pt" style:font-size-complex="10pt"/>
    </style:style>
    <style:style style:name="P129" style:family="paragraph" style:parent-style-name="Code">
      <style:text-properties fo:font-size="10pt" officeooo:rsid="011ec7ce" officeooo:paragraph-rsid="021aadc4" style:font-size-asian="10pt" style:font-size-complex="10pt"/>
    </style:style>
    <style:style style:name="P130" style:family="paragraph" style:parent-style-name="Code">
      <style:text-properties fo:font-size="10pt" officeooo:rsid="011cc87f" officeooo:paragraph-rsid="011cc87f" style:font-size-asian="10pt" style:font-size-complex="10pt"/>
    </style:style>
    <style:style style:name="P131" style:family="paragraph" style:parent-style-name="Code">
      <style:text-properties fo:font-size="10pt" officeooo:rsid="011cc87f" officeooo:paragraph-rsid="012ccf89" style:font-size-asian="10pt" style:font-size-complex="10pt"/>
    </style:style>
    <style:style style:name="P132" style:family="paragraph" style:parent-style-name="Code">
      <style:text-properties fo:font-size="10pt" officeooo:rsid="011cc87f" officeooo:paragraph-rsid="01320740" style:font-size-asian="10pt" style:font-size-complex="10pt"/>
    </style:style>
    <style:style style:name="P133" style:family="paragraph" style:parent-style-name="Code">
      <style:text-properties fo:font-size="10pt" officeooo:rsid="01254155" officeooo:paragraph-rsid="01254155" style:font-size-asian="10pt" style:font-size-complex="10pt"/>
    </style:style>
    <style:style style:name="P134" style:family="paragraph" style:parent-style-name="Code">
      <style:text-properties fo:font-size="10pt" officeooo:rsid="011da33b" officeooo:paragraph-rsid="011ec7ce" style:font-size-asian="10pt" style:font-size-complex="10pt"/>
    </style:style>
    <style:style style:name="P135" style:family="paragraph" style:parent-style-name="Code">
      <style:text-properties fo:font-size="10pt" officeooo:rsid="0119852d" officeooo:paragraph-rsid="0119852d" style:font-size-asian="10pt" style:font-size-complex="10pt"/>
    </style:style>
    <style:style style:name="P136" style:family="paragraph" style:parent-style-name="Code">
      <style:text-properties fo:font-size="10pt" officeooo:rsid="0119852d" officeooo:paragraph-rsid="012415e6" style:font-size-asian="10pt" style:font-size-complex="10pt"/>
    </style:style>
    <style:style style:name="P137" style:family="paragraph" style:parent-style-name="Code">
      <style:text-properties fo:font-size="10pt" officeooo:rsid="0119852d" officeooo:paragraph-rsid="012c6259" style:font-size-asian="10pt" style:font-size-complex="10pt"/>
    </style:style>
    <style:style style:name="P138" style:family="paragraph" style:parent-style-name="Code">
      <style:text-properties fo:font-size="10pt" officeooo:rsid="0119852d" officeooo:paragraph-rsid="011b5b01" style:font-size-asian="10pt" style:font-size-complex="10pt"/>
    </style:style>
    <style:style style:name="P139" style:family="paragraph" style:parent-style-name="Code">
      <style:text-properties fo:font-size="10pt" officeooo:rsid="011b5b01" officeooo:paragraph-rsid="011b5b01" style:font-size-asian="10pt" style:font-size-complex="10pt"/>
    </style:style>
    <style:style style:name="P140" style:family="paragraph" style:parent-style-name="Code">
      <style:text-properties fo:font-size="10pt" officeooo:rsid="01913a8d" officeooo:paragraph-rsid="0252ca2f" style:font-size-asian="10pt" style:font-size-complex="10pt"/>
    </style:style>
    <style:style style:name="P141" style:family="paragraph" style:parent-style-name="Code">
      <style:text-properties fo:font-size="10pt" officeooo:rsid="01f07a3e" officeooo:paragraph-rsid="0252ca2f" style:font-size-asian="10pt" style:font-size-complex="10pt"/>
    </style:style>
    <style:style style:name="P142" style:family="paragraph" style:parent-style-name="Code">
      <style:text-properties fo:font-size="10pt" officeooo:rsid="0192aa57" officeooo:paragraph-rsid="0252ca2f" style:font-size-asian="10pt" style:font-size-complex="10pt"/>
    </style:style>
    <style:style style:name="P143" style:family="paragraph" style:parent-style-name="Code">
      <style:text-properties fo:font-size="10pt" officeooo:rsid="01f18025" officeooo:paragraph-rsid="0252ca2f" style:font-size-asian="10pt" style:font-size-complex="10pt"/>
    </style:style>
    <style:style style:name="P144" style:family="paragraph" style:parent-style-name="Code">
      <style:text-properties fo:font-size="10pt" officeooo:rsid="01f65b2a" officeooo:paragraph-rsid="0252ca2f" style:font-size-asian="10pt" style:font-size-complex="10pt"/>
    </style:style>
    <style:style style:name="P145" style:family="paragraph" style:parent-style-name="Code">
      <style:text-properties fo:font-size="10pt" officeooo:rsid="0252ca2f" officeooo:paragraph-rsid="0252ca2f" style:font-size-asian="10pt" style:font-size-complex="10pt"/>
    </style:style>
    <style:style style:name="P146" style:family="paragraph" style:parent-style-name="Code">
      <style:text-properties fo:font-size="10pt" officeooo:rsid="0252ca2f" officeooo:paragraph-rsid="02555880" style:font-size-asian="10pt" style:font-size-complex="10pt"/>
    </style:style>
    <style:style style:name="P147" style:family="paragraph" style:parent-style-name="Code">
      <style:text-properties fo:font-size="10pt" officeooo:rsid="02534848" officeooo:paragraph-rsid="02534848" style:font-size-asian="10pt" style:font-size-complex="10pt"/>
    </style:style>
    <style:style style:name="P148" style:family="paragraph" style:parent-style-name="Code">
      <style:text-properties fo:font-size="10pt" officeooo:rsid="02534848" officeooo:paragraph-rsid="0255888c" style:font-size-asian="10pt" style:font-size-complex="10pt"/>
    </style:style>
    <style:style style:name="P149" style:family="paragraph" style:parent-style-name="Code">
      <style:text-properties fo:font-size="10pt" officeooo:rsid="0255888c" officeooo:paragraph-rsid="0255888c" style:font-size-asian="10pt" style:font-size-complex="10pt"/>
    </style:style>
    <style:style style:name="P150" style:family="paragraph" style:parent-style-name="Code">
      <style:text-properties officeooo:rsid="02137537" officeooo:paragraph-rsid="02137537"/>
    </style:style>
    <style:style style:name="P151" style:family="paragraph" style:parent-style-name="Code">
      <style:text-properties officeooo:rsid="02153c68" officeooo:paragraph-rsid="02153c68"/>
    </style:style>
    <style:style style:name="P152" style:family="paragraph" style:parent-style-name="Code">
      <style:text-properties fo:color="#009933" style:font-name="Ubuntu Mono" fo:font-size="10pt" fo:font-weight="normal" officeooo:rsid="019917c0" officeooo:paragraph-rsid="0119852d" fo:background-color="transparent" style:font-size-asian="10pt" style:font-size-complex="10pt"/>
    </style:style>
    <style:style style:name="P153" style:family="paragraph" style:parent-style-name="Code">
      <style:text-properties fo:font-style="normal" officeooo:rsid="0152b3a3" officeooo:paragraph-rsid="02451ddc" style:font-style-asian="normal" style:font-style-complex="normal"/>
    </style:style>
    <style:style style:name="P154" style:family="paragraph" style:parent-style-name="Code">
      <style:text-properties officeooo:rsid="01fd5a89" officeooo:paragraph-rsid="02446c19"/>
    </style:style>
    <style:style style:name="P155" style:family="paragraph" style:parent-style-name="Code">
      <style:text-properties officeooo:rsid="0152b3a3" officeooo:paragraph-rsid="02451ddc"/>
    </style:style>
    <style:style style:name="P156" style:family="paragraph" style:parent-style-name="Code">
      <style:text-properties officeooo:rsid="01eaee4a" officeooo:paragraph-rsid="0245e852"/>
    </style:style>
    <style:style style:name="P157" style:family="paragraph" style:parent-style-name="Code">
      <style:text-properties officeooo:rsid="01eaee4a" officeooo:paragraph-rsid="0257f98c"/>
    </style:style>
    <style:style style:name="P158" style:family="paragraph" style:parent-style-name="Code">
      <style:text-properties officeooo:paragraph-rsid="0257f98c"/>
    </style:style>
    <style:style style:name="P159" style:family="paragraph" style:parent-style-name="Code">
      <style:text-properties officeooo:rsid="01de7900" officeooo:paragraph-rsid="0257f98c"/>
    </style:style>
    <style:style style:name="P160" style:family="paragraph" style:parent-style-name="Code">
      <style:text-properties officeooo:rsid="01446b36" officeooo:paragraph-rsid="0257f98c"/>
    </style:style>
    <style:style style:name="P161" style:family="paragraph" style:parent-style-name="Code">
      <style:text-properties officeooo:rsid="0147e6a6" officeooo:paragraph-rsid="0257f98c"/>
    </style:style>
    <style:style style:name="P162" style:family="paragraph" style:parent-style-name="Code">
      <style:text-properties officeooo:rsid="01df4b27" officeooo:paragraph-rsid="0257f98c"/>
    </style:style>
    <style:style style:name="P163" style:family="paragraph" style:parent-style-name="Code">
      <style:text-properties officeooo:paragraph-rsid="02595f81"/>
    </style:style>
    <style:style style:name="P164" style:family="paragraph" style:parent-style-name="Code">
      <style:text-properties officeooo:rsid="025a3e2d" officeooo:paragraph-rsid="025a3e2d"/>
    </style:style>
    <style:style style:name="P165" style:family="paragraph" style:parent-style-name="Code">
      <style:text-properties officeooo:paragraph-rsid="025e83b2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16c72b4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officeooo:rsid="016c72b4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5cda0" style:font-style-asian="italic" style:font-style-complex="italic"/>
    </style:style>
    <style:style style:name="T7" style:family="text">
      <style:text-properties fo:font-style="italic" officeooo:rsid="01eaee4a" style:font-style-asian="italic" style:font-style-complex="italic"/>
    </style:style>
    <style:style style:name="T8" style:family="text">
      <style:text-properties fo:font-style="italic" officeooo:rsid="021d9a18" style:font-style-asian="italic" style:font-style-complex="italic"/>
    </style:style>
    <style:style style:name="T9" style:family="text">
      <style:text-properties fo:font-style="italic" officeooo:rsid="02331386" style:font-style-asian="italic" style:font-style-complex="italic"/>
    </style:style>
    <style:style style:name="T10" style:family="text">
      <style:text-properties fo:font-style="italic" officeooo:rsid="024315f8" style:font-style-asian="italic" style:font-style-complex="italic"/>
    </style:style>
    <style:style style:name="T11" style:family="text">
      <style:text-properties fo:font-style="italic" officeooo:rsid="02451ddc" style:font-style-asian="italic" style:font-style-complex="italic"/>
    </style:style>
    <style:style style:name="T12" style:family="text">
      <style:text-properties fo:font-style="italic" officeooo:rsid="0245e852" style:font-style-asian="italic" style:font-style-complex="italic"/>
    </style:style>
    <style:style style:name="T13" style:family="text">
      <style:text-properties fo:font-style="italic" fo:font-weight="normal" officeooo:rsid="02331386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1da33b" style:font-weight-asian="bold" style:font-weight-complex="bold"/>
    </style:style>
    <style:style style:name="T16" style:family="text">
      <style:text-properties fo:font-weight="bold" officeooo:rsid="011ec7ce" style:font-weight-asian="bold" style:font-weight-complex="bold"/>
    </style:style>
    <style:style style:name="T17" style:family="text">
      <style:text-properties fo:font-weight="bold" officeooo:rsid="011db230" style:font-weight-asian="bold" style:font-weight-complex="bold"/>
    </style:style>
    <style:style style:name="T18" style:family="text">
      <style:text-properties fo:font-weight="bold" officeooo:rsid="011b5b01" style:font-weight-asian="bold" style:font-weight-complex="bold"/>
    </style:style>
    <style:style style:name="T19" style:family="text">
      <style:text-properties fo:font-weight="bold" officeooo:rsid="01245451" style:font-weight-asian="bold" style:font-weight-complex="bold"/>
    </style:style>
    <style:style style:name="T20" style:family="text">
      <style:text-properties fo:font-weight="bold" officeooo:rsid="017c0e2f" style:font-weight-asian="bold" style:font-weight-complex="bold"/>
    </style:style>
    <style:style style:name="T21" style:family="text">
      <style:text-properties fo:font-weight="bold" officeooo:rsid="01d338e1" style:font-weight-asian="bold" style:font-weight-complex="bold"/>
    </style:style>
    <style:style style:name="T22" style:family="text">
      <style:text-properties fo:font-weight="bold" officeooo:rsid="01f46ff3" style:font-weight-asian="bold" style:font-weight-complex="bold"/>
    </style:style>
    <style:style style:name="T23" style:family="text">
      <style:text-properties fo:font-weight="bold" officeooo:rsid="01f65b2a" style:font-weight-asian="bold" style:font-weight-complex="bold"/>
    </style:style>
    <style:style style:name="T24" style:family="text">
      <style:text-properties fo:font-weight="bold" officeooo:rsid="022f2438" style:font-weight-asian="bold" style:font-weight-complex="bold"/>
    </style:style>
    <style:style style:name="T25" style:family="text">
      <style:text-properties fo:font-weight="bold" officeooo:rsid="018bf102" style:font-weight-asian="bold" style:font-weight-complex="bold"/>
    </style:style>
    <style:style style:name="T26" style:family="text">
      <style:text-properties fo:font-weight="bold" officeooo:rsid="0252ca2f" style:font-weight-asian="bold" style:font-weight-complex="bold"/>
    </style:style>
    <style:style style:name="T27" style:family="text">
      <style:text-properties fo:font-weight="bold" officeooo:rsid="02534848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1da33b" style:font-weight-asian="normal" style:font-weight-complex="normal"/>
    </style:style>
    <style:style style:name="T30" style:family="text">
      <style:text-properties fo:font-weight="normal" officeooo:rsid="0191218f" style:font-weight-asian="normal" style:font-weight-complex="normal"/>
    </style:style>
    <style:style style:name="T31" style:family="text">
      <style:text-properties fo:font-weight="normal" officeooo:rsid="01c40cef" style:font-weight-asian="normal" style:font-weight-complex="normal"/>
    </style:style>
    <style:style style:name="T32" style:family="text">
      <style:text-properties fo:font-weight="normal" officeooo:rsid="01ef2e15" style:font-weight-asian="normal" style:font-weight-complex="normal"/>
    </style:style>
    <style:style style:name="T33" style:family="text">
      <style:text-properties fo:font-weight="normal" officeooo:rsid="01f46ff3" style:font-weight-asian="normal" style:font-weight-complex="normal"/>
    </style:style>
    <style:style style:name="T34" style:family="text">
      <style:text-properties fo:font-weight="normal" officeooo:rsid="02331386" style:font-weight-asian="normal" style:font-weight-complex="normal"/>
    </style:style>
    <style:style style:name="T35" style:family="text">
      <style:text-properties fo:font-weight="normal" officeooo:rsid="02534848" style:font-weight-asian="normal" style:font-weight-complex="normal"/>
    </style:style>
    <style:style style:name="T36" style:family="text">
      <style:text-properties fo:font-weight="normal" officeooo:rsid="0252ca2f" style:font-weight-asian="normal" style:font-weight-complex="normal"/>
    </style:style>
    <style:style style:name="T37" style:family="text">
      <style:text-properties fo:font-weight="normal" officeooo:rsid="02555880" style:font-weight-asian="normal" style:font-weight-complex="normal"/>
    </style:style>
    <style:style style:name="T38" style:family="text">
      <style:text-properties officeooo:rsid="0117ba17"/>
    </style:style>
    <style:style style:name="T39" style:family="text">
      <style:text-properties officeooo:rsid="0118bf5a"/>
    </style:style>
    <style:style style:name="T40" style:family="text">
      <style:text-properties officeooo:rsid="0119852d"/>
    </style:style>
    <style:style style:name="T41" style:family="text">
      <style:text-properties officeooo:rsid="011b5b01"/>
    </style:style>
    <style:style style:name="T42" style:family="text">
      <style:text-properties officeooo:rsid="011da33b"/>
    </style:style>
    <style:style style:name="T43" style:family="text">
      <style:text-properties officeooo:rsid="011db230"/>
    </style:style>
    <style:style style:name="T44" style:family="text">
      <style:text-properties officeooo:rsid="011ec7ce"/>
    </style:style>
    <style:style style:name="T45" style:family="text">
      <style:text-properties officeooo:rsid="01205d0e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153d43a" style:font-style-asian="normal" style:font-style-complex="normal"/>
    </style:style>
    <style:style style:name="T49" style:family="text">
      <style:text-properties fo:font-style="normal" officeooo:rsid="0178fec6" style:font-style-asian="normal" style:font-style-complex="normal"/>
    </style:style>
    <style:style style:name="T50" style:family="text">
      <style:text-properties fo:font-style="normal" officeooo:rsid="020bf7af" style:font-style-asian="normal" style:font-style-complex="normal"/>
    </style:style>
    <style:style style:name="T51" style:family="text">
      <style:text-properties fo:font-style="normal" officeooo:rsid="0216ec13" style:font-style-asian="normal" style:font-style-complex="normal"/>
    </style:style>
    <style:style style:name="T52" style:family="text">
      <style:text-properties fo:font-style="normal" officeooo:rsid="021d9a18" style:font-style-asian="normal" style:font-style-complex="normal"/>
    </style:style>
    <style:style style:name="T53" style:family="text">
      <style:text-properties fo:font-style="normal" officeooo:rsid="02331386" style:font-style-asian="normal" style:font-style-complex="normal"/>
    </style:style>
    <style:style style:name="T54" style:family="text">
      <style:text-properties fo:font-style="normal" officeooo:rsid="024315f8" style:font-style-asian="normal" style:font-style-complex="normal"/>
    </style:style>
    <style:style style:name="T55" style:family="text">
      <style:text-properties fo:font-style="normal" officeooo:rsid="02446c19" style:font-style-asian="normal" style:font-style-complex="normal"/>
    </style:style>
    <style:style style:name="T56" style:family="text">
      <style:text-properties fo:font-style="normal" officeooo:rsid="0245e852" style:font-style-asian="normal" style:font-style-complex="normal"/>
    </style:style>
    <style:style style:name="T57" style:family="text">
      <style:text-properties fo:font-style="normal" fo:font-weight="normal" officeooo:rsid="0233138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2451ddc" style:font-style-asian="normal" style:font-weight-asian="normal" style:font-style-complex="normal" style:font-weight-complex="normal"/>
    </style:style>
    <style:style style:name="T59" style:family="text">
      <style:text-properties officeooo:rsid="0122347a"/>
    </style:style>
    <style:style style:name="T60" style:family="text">
      <style:text-properties officeooo:rsid="01254155"/>
    </style:style>
    <style:style style:name="T61" style:family="text">
      <style:text-properties officeooo:rsid="013a9bea"/>
    </style:style>
    <style:style style:name="T62" style:family="text">
      <style:text-properties officeooo:rsid="01462357"/>
    </style:style>
    <style:style style:name="T63" style:family="text">
      <style:text-properties officeooo:rsid="015a3576"/>
    </style:style>
    <style:style style:name="T64" style:family="text">
      <style:text-properties officeooo:rsid="015a4d7d"/>
    </style:style>
    <style:style style:name="T65" style:family="text">
      <style:text-properties officeooo:rsid="0170afbd"/>
    </style:style>
    <style:style style:name="T66" style:family="text">
      <style:text-properties officeooo:rsid="0178c1e0"/>
    </style:style>
    <style:style style:name="T67" style:family="text">
      <style:text-properties officeooo:rsid="017c0e2f"/>
    </style:style>
    <style:style style:name="T68" style:family="text">
      <style:text-properties officeooo:rsid="018113d2"/>
    </style:style>
    <style:style style:name="T69" style:family="text">
      <style:text-properties officeooo:rsid="019917c0"/>
    </style:style>
    <style:style style:name="T70" style:family="text">
      <style:text-properties officeooo:rsid="019b49ae"/>
    </style:style>
    <style:style style:name="T71" style:family="text">
      <style:text-properties officeooo:rsid="01c40cef"/>
    </style:style>
    <style:style style:name="T72" style:family="text">
      <style:text-properties officeooo:rsid="01c65fc0"/>
    </style:style>
    <style:style style:name="T73" style:family="text">
      <style:text-properties officeooo:rsid="01ccf446"/>
    </style:style>
    <style:style style:name="T74" style:family="text">
      <style:text-properties officeooo:rsid="01dbf02c"/>
    </style:style>
    <style:style style:name="T75" style:family="text">
      <style:text-properties officeooo:rsid="01de7900"/>
    </style:style>
    <style:style style:name="T76" style:family="text">
      <style:text-properties officeooo:rsid="01e1c21b"/>
    </style:style>
    <style:style style:name="T77" style:family="text">
      <style:text-properties officeooo:rsid="01e2788f"/>
    </style:style>
    <style:style style:name="T78" style:family="text">
      <style:text-properties officeooo:rsid="01e40084"/>
    </style:style>
    <style:style style:name="T79" style:family="text">
      <style:text-properties fo:font-size="10pt" officeooo:rsid="01d60e68" style:font-size-asian="10pt" style:font-size-complex="10pt"/>
    </style:style>
    <style:style style:name="T80" style:family="text">
      <style:text-properties officeooo:rsid="01f3c1fc"/>
    </style:style>
    <style:style style:name="T81" style:family="text">
      <style:text-properties officeooo:rsid="01f46ff3"/>
    </style:style>
    <style:style style:name="T82" style:family="text">
      <style:text-properties officeooo:rsid="01f63817"/>
    </style:style>
    <style:style style:name="T83" style:family="text">
      <style:text-properties officeooo:rsid="01f65b2a"/>
    </style:style>
    <style:style style:name="T84" style:family="text">
      <style:text-properties officeooo:rsid="01f7a73b"/>
    </style:style>
    <style:style style:name="T85" style:family="text">
      <style:text-properties fo:color="#009933"/>
    </style:style>
    <style:style style:name="T86" style:family="text">
      <style:text-properties fo:color="#009933" officeooo:rsid="019917c0"/>
    </style:style>
    <style:style style:name="T87" style:family="text">
      <style:text-properties fo:color="#009933" fo:font-style="normal" officeooo:rsid="019917c0" style:font-style-asian="normal" style:font-style-complex="normal"/>
    </style:style>
    <style:style style:name="T88" style:family="text">
      <style:text-properties fo:color="#009933" fo:font-style="normal" officeooo:rsid="01b26ebf" style:font-style-asian="normal" style:font-style-complex="normal"/>
    </style:style>
    <style:style style:name="T89" style:family="text">
      <style:text-properties fo:color="#009933" fo:font-style="normal" officeooo:rsid="02045380" style:font-style-asian="normal" style:font-style-complex="normal"/>
    </style:style>
    <style:style style:name="T90" style:family="text">
      <style:text-properties fo:color="#009933" officeooo:rsid="01f46ff3"/>
    </style:style>
    <style:style style:name="T91" style:family="text">
      <style:text-properties fo:color="#009933" officeooo:rsid="019b49ae"/>
    </style:style>
    <style:style style:name="T92" style:family="text">
      <style:text-properties fo:color="#009933" officeooo:rsid="01fa2af7"/>
    </style:style>
    <style:style style:name="T93" style:family="text">
      <style:text-properties fo:color="#009933" officeooo:rsid="01fad9d1"/>
    </style:style>
    <style:style style:name="T94" style:family="text">
      <style:text-properties fo:color="#009933" officeooo:rsid="01fc37cd"/>
    </style:style>
    <style:style style:name="T95" style:family="text">
      <style:text-properties fo:color="#009933" officeooo:rsid="01f86a86"/>
    </style:style>
    <style:style style:name="T96" style:family="text">
      <style:text-properties fo:color="#009933" officeooo:rsid="02045380"/>
    </style:style>
    <style:style style:name="T97" style:family="text">
      <style:text-properties fo:color="#009933" officeooo:rsid="0205bda6"/>
    </style:style>
    <style:style style:name="T98" style:family="text">
      <style:text-properties fo:color="#009933" officeooo:rsid="02067ef1"/>
    </style:style>
    <style:style style:name="T99" style:family="text">
      <style:text-properties fo:color="#009933" officeooo:rsid="02071b62"/>
    </style:style>
    <style:style style:name="T100" style:family="text">
      <style:text-properties fo:color="#009933" officeooo:rsid="0211da14"/>
    </style:style>
    <style:style style:name="T101" style:family="text">
      <style:text-properties fo:color="#009933" style:font-name="Ubuntu Mono" fo:font-weight="normal" officeooo:rsid="019917c0" fo:background-color="transparent" loext:char-shading-value="0"/>
    </style:style>
    <style:style style:name="T102" style:family="text">
      <style:text-properties fo:color="#009933" style:font-name="Ubuntu Mono" fo:font-weight="normal" officeooo:rsid="019917c0" fo:background-color="transparent" loext:char-shading-value="0" style:font-weight-asian="normal" style:font-weight-complex="normal"/>
    </style:style>
    <style:style style:name="T103" style:family="text">
      <style:text-properties fo:color="#009933" style:font-name="Ubuntu Mono" fo:font-weight="bold" officeooo:rsid="019917c0" fo:background-color="transparent" loext:char-shading-value="0" style:font-weight-asian="bold" style:font-weight-complex="bold"/>
    </style:style>
    <style:style style:name="T104" style:family="text">
      <style:text-properties fo:color="#009933" fo:font-weight="normal" officeooo:rsid="01fad9d1" style:font-weight-asian="normal" style:font-weight-complex="normal"/>
    </style:style>
    <style:style style:name="T105" style:family="text">
      <style:text-properties fo:color="#009933" fo:font-weight="normal" officeooo:rsid="02555880" style:font-weight-asian="normal" style:font-weight-complex="normal"/>
    </style:style>
    <style:style style:name="T106" style:family="text">
      <style:text-properties fo:color="#009933" fo:font-weight="normal" officeooo:rsid="0256b8ce" style:font-weight-asian="normal" style:font-weight-complex="normal"/>
    </style:style>
    <style:style style:name="T107" style:family="text">
      <style:text-properties fo:color="#009933" fo:font-weight="bold" officeooo:rsid="02555880" style:font-weight-asian="bold" style:font-weight-complex="bold"/>
    </style:style>
    <style:style style:name="T108" style:family="text">
      <style:text-properties fo:color="#009933" fo:font-weight="bold" officeooo:rsid="0255888c" style:font-weight-asian="bold" style:font-weight-complex="bold"/>
    </style:style>
    <style:style style:name="T109" style:family="text">
      <style:text-properties fo:color="#009933" officeooo:rsid="0255888c"/>
    </style:style>
    <style:style style:name="T110" style:family="text">
      <style:text-properties officeooo:rsid="01f86a86"/>
    </style:style>
    <style:style style:name="T111" style:family="text">
      <style:text-properties officeooo:rsid="01fa2af7"/>
    </style:style>
    <style:style style:name="T112" style:family="text">
      <style:text-properties officeooo:rsid="01fad9d1"/>
    </style:style>
    <style:style style:name="T113" style:family="text">
      <style:text-properties officeooo:rsid="01ff479a"/>
    </style:style>
    <style:style style:name="T114" style:family="text">
      <style:text-properties officeooo:rsid="0201ee52"/>
    </style:style>
    <style:style style:name="T115" style:family="text">
      <style:text-properties officeooo:rsid="02030b6a"/>
    </style:style>
    <style:style style:name="T116" style:family="text">
      <style:text-properties officeooo:rsid="0205bda6"/>
    </style:style>
    <style:style style:name="T117" style:family="text">
      <style:text-properties officeooo:rsid="02067ef1"/>
    </style:style>
    <style:style style:name="T118" style:family="text">
      <style:text-properties officeooo:rsid="02071b62"/>
    </style:style>
    <style:style style:name="T119" style:family="text">
      <style:text-properties fo:color="#0000ff"/>
    </style:style>
    <style:style style:name="T120" style:family="text">
      <style:text-properties fo:color="#0000ff" officeooo:rsid="01d48784"/>
    </style:style>
    <style:style style:name="T121" style:family="text">
      <style:text-properties fo:color="#0000ff" officeooo:rsid="01f18025"/>
    </style:style>
    <style:style style:name="T122" style:family="text">
      <style:text-properties fo:color="#0000ff" officeooo:rsid="0255888c"/>
    </style:style>
    <style:style style:name="T123" style:family="text">
      <style:text-properties officeooo:rsid="02092689"/>
    </style:style>
    <style:style style:name="T124" style:family="text">
      <style:text-properties officeooo:rsid="020b4f3e"/>
    </style:style>
    <style:style style:name="T125" style:family="text">
      <style:text-properties officeooo:rsid="02105276"/>
    </style:style>
    <style:style style:name="T126" style:family="text">
      <style:text-properties officeooo:rsid="0210d0e8"/>
    </style:style>
    <style:style style:name="T127" style:family="text">
      <style:text-properties officeooo:rsid="02121165"/>
    </style:style>
    <style:style style:name="T128" style:family="text">
      <style:text-properties officeooo:rsid="02133d0c"/>
    </style:style>
    <style:style style:name="T129" style:family="text">
      <style:text-properties officeooo:rsid="02153c68"/>
    </style:style>
    <style:style style:name="T130" style:family="text">
      <style:text-properties officeooo:rsid="0216ec13"/>
    </style:style>
    <style:style style:name="T131" style:family="text">
      <style:text-properties officeooo:rsid="021aadc4"/>
    </style:style>
    <style:style style:name="T132" style:family="text">
      <style:text-properties officeooo:rsid="021d9a18"/>
    </style:style>
    <style:style style:name="T133" style:family="text">
      <style:text-properties officeooo:rsid="01eaee4a"/>
    </style:style>
    <style:style style:name="T134" style:family="text">
      <style:text-properties officeooo:rsid="02204e54"/>
    </style:style>
    <style:style style:name="T135" style:family="text">
      <style:text-properties officeooo:rsid="0221009e"/>
    </style:style>
    <style:style style:name="T136" style:family="text">
      <style:text-properties style:font-name="Ubuntu Condensed" fo:font-size="14pt" style:text-underline-style="none" fo:font-weight="normal" officeooo:rsid="017c0e2f" style:font-size-asian="14pt" style:font-weight-asian="normal" style:font-size-complex="14pt" style:font-weight-complex="normal"/>
    </style:style>
    <style:style style:name="T137" style:family="text">
      <style:text-properties style:font-name="Ubuntu Condensed" fo:font-size="14pt" style:text-underline-style="none" officeooo:rsid="017c0e2f" style:font-size-asian="14pt" style:font-size-complex="14pt"/>
    </style:style>
    <style:style style:name="T138" style:family="text">
      <style:text-properties officeooo:rsid="0230cc80"/>
    </style:style>
    <style:style style:name="T139" style:family="text">
      <style:text-properties officeooo:rsid="02331386"/>
    </style:style>
    <style:style style:name="T140" style:family="text">
      <style:text-properties officeooo:rsid="02372657"/>
    </style:style>
    <style:style style:name="T141" style:family="text">
      <style:text-properties officeooo:rsid="023d0bb1"/>
    </style:style>
    <style:style style:name="T142" style:family="text">
      <style:text-properties fo:color="#009900" officeooo:rsid="023d0bb1"/>
    </style:style>
    <style:style style:name="T143" style:family="text">
      <style:text-properties officeooo:rsid="023e5982"/>
    </style:style>
    <style:style style:name="T144" style:family="text">
      <style:text-properties officeooo:rsid="0242c6a9"/>
    </style:style>
    <style:style style:name="T145" style:family="text">
      <style:text-properties officeooo:rsid="02451ddc"/>
    </style:style>
    <style:style style:name="T146" style:family="text">
      <style:text-properties officeooo:rsid="0245e852"/>
    </style:style>
    <style:style style:name="T147" style:family="text">
      <style:text-properties officeooo:rsid="024909d6"/>
    </style:style>
    <style:style style:name="T148" style:family="text">
      <style:text-properties officeooo:rsid="024a75d7"/>
    </style:style>
    <style:style style:name="T149" style:family="text">
      <style:text-properties officeooo:rsid="024b27aa"/>
    </style:style>
    <style:style style:name="T150" style:family="text">
      <style:text-properties officeooo:rsid="024c7326"/>
    </style:style>
    <style:style style:name="T151" style:family="text">
      <style:text-properties officeooo:rsid="024f6966"/>
    </style:style>
    <style:style style:name="T152" style:family="text">
      <style:text-properties officeooo:rsid="02512d51"/>
    </style:style>
    <style:style style:name="T153" style:family="text">
      <style:text-properties officeooo:rsid="0255888c"/>
    </style:style>
    <style:style style:name="T154" style:family="text">
      <style:text-properties officeooo:rsid="025a6fd0"/>
    </style:style>
    <style:style style:name="T155" style:family="text">
      <style:text-properties officeooo:rsid="026046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02">BitTwiddler</text:p>
      <text:p text:style-name="P103"/>
      <text:p text:style-name="P104">a language for binary <text:span text:style-name="T68">data </text:span>parsers</text:p>
      <text:p text:style-name="P14"/>
      <text:p text:style-name="P11"/>
      <text:p text:style-name="P11"/>
      <text:p text:style-name="P1">Project Proposal</text:p>
      <text:p text:style-name="P10"/>
      <text:p text:style-name="P4">Programming Languages and Translators</text:p>
      <text:p text:style-name="P4">COMS W4115 – Fall 2018</text:p>
      <text:p text:style-name="P3">Bruno Martins – bm2787</text:p>
      <text:p text:style-name="P5"/>
      <text:p text:style-name="P12"/>
      <text:p text:style-name="P6"/>
      <text:p text:style-name="P7"/>
      <text:h text:style-name="P111" text:outline-level="1">Motivation</text:h>
      <text:p text:style-name="P13"/>
      <text:p text:style-name="P16"><text:tab/><text:span text:style-name="T39">Parsing binary data is tricky, especially in high level languages. Python, for example, makes the programmer deal with the cumbersome </text:span><text:span text:style-name="Code"><text:span text:style-name="T28">struct</text:span></text:span><text:span text:style-name="T38"> module. The C language makes it somewhat easier to map individual bytes or fixed-size chunks of bytes into structures, as long as the programmer takes care of the alignment carefully. Reading in variable-sized items, however, is more complicated. Parsing self-describing binary data can get ugly fast.</text:span></text:p>
      <text:p text:style-name="P16"/>
      <text:h text:style-name="Heading_20_1" text:outline-level="1">Description</text:h>
      <text:p text:style-name="Text_20_body"/>
      <text:p text:style-name="P93"><text:span text:style-name="T67"><text:tab/></text:span><text:span text:style-name="T136">BitTwiddler</text:span><text:span text:style-name="T67">’s primary goal is to </text:span><text:span text:style-name="T20">make it easy to </text:span><text:span text:style-name="T24">describe and </text:span><text:span text:style-name="T20">read binary-encoded data</text:span><text:span text:style-name="T67"> in any format and then </text:span><text:span text:style-name="T20">parse it into a textual format</text:span><text:span text:style-name="T67"> of the programmer's choice. In order to achieve this goal, </text:span><text:span text:style-name="T137">BitTwiddler</text:span><text:span text:style-name="T67"> was designed to be a data-centric programming language. It's main feature is the </text:span><text:span text:style-name="T20">template</text:span><text:span text:style-name="T67">: an object with typed fields and embedded code to build its members.</text:span></text:p>
      <text:p text:style-name="P93"/>
      <text:h text:style-name="Heading_20_1" text:outline-level="1">Features</text:h>
      <text:p text:style-name="Text_20_body"/>
      <text:list xml:id="list4137709973372898844" text:style-name="L1">
        <text:list-item>
          <text:p text:style-name="P95">Concise and descriptive code that reads almost as documentation on the binary data being parsed;</text:p>
        </text:list-item>
        <text:list-item>
          <text:p text:style-name="P95">First class functions and types;</text:p>
        </text:list-item>
        <text:list-item>
          <text:p text:style-name="P95">Strong type checking<text:span text:style-name="T135">, with reasonable automatic casts;</text:span></text:p>
        </text:list-item>
        <text:list-item>
          <text:p text:style-name="P97">All programs read from the standard input and write their results to the standard output<text:span text:style-name="T155">,</text:span> <text:span text:style-name="T155">d</text:span>ebug/log/info/error messages are written to the standard error output<text:span text:style-name="T155">;</text:span></text:p>
        </text:list-item>
        <text:list-item>
          <text:p text:style-name="P98">Automatically reads from standard input into variables with no assigned value<text:span text:style-name="T155">;</text:span></text:p>
        </text:list-item>
        <text:list-item>
          <text:p text:style-name="P101">Basic integral types with different bit widths;</text:p>
        </text:list-item>
      </text:list>
      <text:h text:style-name="P113" text:outline-level="1">Comparison with other languages</text:h>
      <text:p text:style-name="P15"/>
      <text:p text:style-name="P15"><text:tab/><text:span text:style-name="T39">Consider a game that stores a character’s name and health as follows (read from stdin) and parsers in three different languages that output a JSON object.</text:span>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able:table table:name="Table3" table:style-name="Table3">
              <table:table-column table:style-name="Table3.A"/>
              <table:table-column table:style-name="Table3.B" table:number-columns-repeated="6"/>
              <table:table-column table:style-name="Table3.A" table:number-columns-repeated="4"/>
              <table:table-row>
                <table:table-cell table:style-name="Table3.A1" office:value-type="string">
                  <text:p text:style-name="P20"><text:span text:style-name="Code"><text:span text:style-name="T28">0x06</text:span></text:span></text:p>
                </table:table-cell>
                <table:table-cell table:style-name="Table3.A1" office:value-type="string">
                  <text:p text:style-name="P19"><text:span text:style-name="Code"><text:span text:style-name="T28">‘M’</text:span></text:span></text:p>
                </table:table-cell>
                <table:table-cell table:style-name="Table3.A1" office:value-type="string">
                  <text:p text:style-name="P19"><text:span text:style-name="Code"><text:span text:style-name="T28">‘a’</text:span></text:span></text:p>
                </table:table-cell>
                <table:table-cell table:style-name="Table3.A1" office:value-type="string">
                  <text:p text:style-name="P19"><text:span text:style-name="Code"><text:span text:style-name="T28">‘r’</text:span></text:span></text:p>
                </table:table-cell>
                <table:table-cell table:style-name="Table3.A1" office:value-type="string">
                  <text:p text:style-name="P19"><text:span text:style-name="Code"><text:span text:style-name="T28">‘v’</text:span></text:span></text:p>
                </table:table-cell>
                <table:table-cell table:style-name="Table3.A1" office:value-type="string">
                  <text:p text:style-name="P19"><text:span text:style-name="Code"><text:span text:style-name="T28">‘i’</text:span></text:span></text:p>
                </table:table-cell>
                <table:table-cell table:style-name="Table3.A1" office:value-type="string">
                  <text:p text:style-name="P19"><text:span text:style-name="Code"><text:span text:style-name="T28">‘n’</text:span></text:span></text:p>
                </table:table-cell>
                <table:table-cell table:style-name="Table3.A1" office:value-type="string">
                  <text:p text:style-name="P20"><text:span text:style-name="Code"><text:span text:style-name="T28">0x42</text:span></text:span></text:p>
                </table:table-cell>
                <table:table-cell table:style-name="Table3.A1" office:value-type="string">
                  <text:p text:style-name="P20"><text:span text:style-name="Code"><text:span text:style-name="T28">0x00</text:span></text:span></text:p>
                </table:table-cell>
                <table:table-cell table:style-name="Table3.A1" office:value-type="string">
                  <text:p text:style-name="P20"><text:span text:style-name="Code"><text:span text:style-name="T28">0x00</text:span></text:span></text:p>
                </table:table-cell>
                <table:table-cell table:style-name="Table3.K1" office:value-type="string">
                  <text:p text:style-name="P20"><text:span text:style-name="Code"><text:span text:style-name="T28">0x00</text:span></text:span></text:p>
                </table:table-cell>
              </table:table-row>
              <table:table-row>
                <table:table-cell table:style-name="Table3.A2" table:number-columns-spanned="7" office:value-type="string">
                  <text:p text:style-name="P20"><text:span text:style-name="T59">Character</text:span>’s na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H2" table:number-columns-spanned="4" office:value-type="string">
                  <text:p text:style-name="P21"><text:span text:style-name="T59">Character</text:span>’s health</text:p>
                </table:table-cell>
                <table:covered-table-cell/>
                <table:covered-table-cell/>
                <table:covered-table-cell/>
              </table:table-row>
            </table:table>
            <text:p text:style-name="P119"/>
            <text:p text:style-name="P119"/>
          </table:table-cell>
          <table:covered-table-cell/>
        </table:table-row>
        <table:table-row table:style-name="Table2.2">
          <table:table-cell table:style-name="Table2.A1" office:value-type="string">
            <text:p text:style-name="P81"># Python</text:p>
            <text:p text:style-name="P81"/>
            <text:p text:style-name="P127"><text:span text:style-name="T16">from</text:span><text:span text:style-name="T44"> struct </text:span><text:span text:style-name="T16">import</text:span><text:span text:style-name="T44"> unpack</text:span></text:p>
            <text:p text:style-name="P128"><text:span text:style-name="T14">from</text:span> sys <text:span text:style-name="T14">import</text:span> stdin</text:p>
            <text:p text:style-name="P128"/>
            <text:p text:style-name="P128">n = unpack('B', stdin.read(1))[0]</text:p>
            <text:p text:style-name="P128">name = unpack('%ds' % n, stdin.read(n))[0]</text:p>
            <text:p text:style-name="P128">health = unpack('I', stdin.read(4))[0]</text:p>
            <text:p text:style-name="P128"/>
            <text:p text:style-name="P129"><text:span text:style-name="T14">print</text:span>('{"name":”%s”,"health":%d}' % </text:p>
            <text:p text:style-name="P129"><text:span text:style-name="T131"><text:s text:c="4"/></text:span>(name, health))</text:p>
          </table:table-cell>
          <table:table-cell table:style-name="Table2.A1" office:value-type="string">
            <text:p text:style-name="P81">// <text:span text:style-name="T40">C</text:span></text:p>
            <text:p text:style-name="P81"/>
            <text:p text:style-name="P130"><text:span text:style-name="T14">#include</text:span> &lt;<text:span text:style-name="T60">stdio</text:span>.h&gt; <text:tab/><text:span text:style-name="T138"><text:tab/></text:span>// <text:span text:style-name="T60">printf</text:span></text:p>
            <text:p text:style-name="P130"><text:span text:style-name="T14">#include</text:span> &lt;stdint.h&gt; <text:span text:style-name="T138"><text:tab/></text:span>// <text:span text:style-name="T60">uintXX_t</text:span></text:p>
            <text:p text:style-name="P133"><text:span text:style-name="T14">#include</text:span> &lt;stdlib.h&gt;<text:tab/><text:span text:style-name="T138"><text:tab/></text:span>// malloc</text:p>
            <text:p text:style-name="P133"><text:span text:style-name="T14">#include</text:span> &lt;unistd.h&gt;<text:tab/><text:span text:style-name="T138"><text:tab/></text:span>// read</text:p>
            <text:p text:style-name="P81"/>
            <text:p text:style-name="P130"><text:span text:style-name="T14">int</text:span> main() {</text:p>
            <text:p text:style-name="P130"><text:s text:c="4"/><text:span text:style-name="T14">uint8</text:span>_t <text:span text:style-name="T43">n</text:span>;</text:p>
            <text:p text:style-name="P130"><text:s text:c="4"/>read(0, (<text:span text:style-name="T14">void</text:span>*)&amp;<text:span text:style-name="T43">n</text:span>, <text:span text:style-name="T14">sizeof</text:span>(<text:span text:style-name="T43">n</text:span>)<text:span text:style-name="T42">)</text:span>;</text:p>
            <text:p text:style-name="P130"><text:s text:c="4"/><text:span text:style-name="T15">char</text:span><text:span text:style-name="T42"> *name = (</text:span><text:span text:style-name="T15">char</text:span><text:span text:style-name="T42">*)malloc(n+1);</text:span></text:p>
            <text:p text:style-name="P130"><text:s text:c="4"/><text:span text:style-name="T42">read(0, (</text:span><text:span text:style-name="T15">void</text:span><text:span text:style-name="T42">*)name, n);</text:span></text:p>
            <text:p text:style-name="P130"><text:s text:c="4"/><text:span text:style-name="T45">name[n] = 0;</text:span></text:p>
            <text:p text:style-name="P130"><text:s text:c="4"/><text:span text:style-name="T15">uint32</text:span><text:span text:style-name="T42">_t health;</text:span></text:p>
            <text:p text:style-name="P131"><text:s text:c="4"/><text:span text:style-name="T42">read(0, (</text:span><text:span text:style-name="T15">void</text:span><text:span text:style-name="T42">*)&amp;health, </text:span><text:span text:style-name="T15">sizeof</text:span><text:span text:style-name="T42">(health));</text:span></text:p>
            <text:p text:style-name="P132"><text:s text:c="4"/><text:span text:style-name="T29">printf</text:span><text:span text:style-name="T42">(“{\”name\”:\”%s\”,\”health\”:%u}\n”,</text:span></text:p>
            <text:p text:style-name="P134"><text:s text:c="8"/>name, health);</text:p>
            <text:p text:style-name="P130"><text:s text:c="4"/><text:span text:style-name="T29">free</text:span><text:span text:style-name="T42">(name);</text:span></text:p>
            <text:p text:style-name="P130"><text:s text:c="4"/><text:span text:style-name="T15">return</text:span><text:span text:style-name="T42"> 0;</text:span></text:p>
            <text:p text:style-name="P130">}</text:p>
          </table:table-cell>
        </table:table-row>
        <table:table-row>
          <table:table-cell table:style-name="Table2.A1" table:number-columns-spanned="2" office:value-type="string">
            <text:p text:style-name="P152"># BitTwiddler</text:p>
            <text:p text:style-name="P135"/>
            <text:p text:style-name="P135"><text:span text:style-name="T46">parse</text:span> <text:span text:style-name="T41">{ <text:s text:c="24"/><text:tab/></text:span><text:span text:style-name="T101"># Reads from stdin automatically.</text:span></text:p>
            <text:p text:style-name="P135"><text:s text:c="4"/><text:span text:style-name="T43">n:</text:span><text:span text:style-name="T17">uint8</text:span><text:span text:style-name="T43">;<text:tab/><text:tab/><text:tab/><text:tab/><text:tab/></text:span><text:span text:style-name="T101"># Declaring without assignment: reads from stdin.</text:span></text:p>
            <text:p text:style-name="P135"><text:s text:c="4"/><text:span text:style-name="T41">name:</text:span><text:span text:style-name="T18">uint8</text:span><text:span text:style-name="T41">[n]; <text:s text:c="13"/><text:tab/></text:span><text:span text:style-name="T101"># Array declared in terms of previous fields.</text:span></text:p>
            <text:p text:style-name="P136"><text:s text:c="4"/><text:span text:style-name="T41">health:</text:span><text:span text:style-name="T18">uint32</text:span><text:span text:style-name="T41">;<text:tab/><text:tab/><text:tab/><text:tab/></text:span><text:span text:style-name="T101"># Defaults to native byte order.</text:span></text:p>
            <text:p text:style-name="P135"/>
            <text:p text:style-name="P137"><text:s text:c="4"/><text:span text:style-name="T19">e</text:span><text:span text:style-name="T18">mit</text:span><text:span text:style-name="T41">(‘{‘);<text:tab/><text:tab/><text:tab/><text:tab/><text:tab/></text:span><text:span text:style-name="T101"># </text:span><text:span text:style-name="T103">emit</text:span><text:span text:style-name="T101"> writes to stdout.</text:span></text:p>
            <text:p text:style-name="P137"><text:span text:style-name="T41"><text:s text:c="4"/></text:span><text:span text:style-name="T18">emit</text:span><text:span text:style-name="T41">(‘”name”: “{name}”,’);<text:tab/></text:span><text:span text:style-name="T101"># Automatic formatting from </text:span><text:span text:style-name="T103">uint8[]</text:span><text:span text:style-name="T101"> to </text:span><text:span text:style-name="T103">string</text:span><text:span text:style-name="T102">.</text:span></text:p>
            <text:p text:style-name="P138"><text:s text:c="4"/><text:span text:style-name="T18">emit</text:span><text:span text:style-name="T41">(‘”health”: {health}’);<text:tab/></text:span><text:span text:style-name="T101"># And from </text:span><text:span text:style-name="T103">uint32</text:span><text:span text:style-name="T101"> to </text:span><text:span text:style-name="T103">string</text:span><text:span text:style-name="T102">.</text:span></text:p>
            <text:p text:style-name="P135"><text:s text:c="4"/><text:span text:style-name="T18">emit</text:span><text:span text:style-name="T41">(‘}’);</text:span></text:p>
            <text:p text:style-name="P139">}</text:p>
          </table:table-cell>
          <table:covered-table-cell/>
        </table:table-row>
      </table:table>
      <text:p text:style-name="P8"/>
      <text:h text:style-name="P112" text:outline-level="1">Data Typ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ype</text:p>
          </table:table-cell>
          <table:table-cell table:style-name="Table1.B1" office:value-type="string">
            <text:p text:style-name="P25">Description</text:p>
          </table:table-cell>
        </table:table-row>
        <table:table-row>
          <table:table-cell table:style-name="Table1.A2" office:value-type="string">
            <text:p text:style-name="Code">{u}int8{le,be}</text:p>
            <text:p text:style-name="Code">{u}int16{le,be}</text:p>
            <text:p text:style-name="Code">{u}int32{le,be}</text:p>
            <text:p text:style-name="Code">{u}int64{le,be}</text:p>
          </table:table-cell>
          <table:table-cell table:style-name="Table1.B2" office:value-type="string">
            <text:p text:style-name="P22">Integer types. Unsigned if prefixed by <text:span text:style-name="Code">u</text:span>, signed <text:span text:style-name="T61">otherwise</text:span>. Can be suffixed with <text:span text:style-name="Code">le</text:span> (little endian) or <text:span text:style-name="Code">be</text:span> (big endian). If the suffix is not specified, native endianess is assumed.</text:p>
          </table:table-cell>
        </table:table-row>
        <table:table-row>
          <table:table-cell table:style-name="Table1.A2" office:value-type="string">
            <text:p text:style-name="Code">float32, float64</text:p>
          </table:table-cell>
          <table:table-cell table:style-name="Table1.B2" office:value-type="string">
            <text:p text:style-name="P23">Floating point numbers, 32- or 64-bit wide.</text:p>
          </table:table-cell>
        </table:table-row>
        <table:table-row>
          <table:table-cell table:style-name="Table1.A2" office:value-type="string">
            <text:p text:style-name="P63">bit</text:p>
          </table:table-cell>
          <table:table-cell table:style-name="Table1.B2" office:value-type="string">
            <text:p text:style-name="P24">Single bit.</text:p>
          </table:table-cell>
        </table:table-row>
        <table:table-row>
          <table:table-cell table:style-name="Table1.A2" office:value-type="string">
            <text:p text:style-name="P63"><text:span text:style-name="T143">s</text:span>tring</text:p>
          </table:table-cell>
          <table:table-cell table:style-name="Table1.B2" office:value-type="string">
            <text:p text:style-name="P37">Single or several characters. Example: <text:span text:style-name="Code">hello: string = "world"</text:span>.</text:p>
          </table:table-cell>
        </table:table-row>
        <table:table-row>
          <table:table-cell table:style-name="Table1.A2" office:value-type="string">
            <text:p text:style-name="P80">Type</text:p>
          </table:table-cell>
          <table:table-cell table:style-name="Table1.B2" office:value-type="string">
            <text:p text:style-name="P61">A basic type or a template type.</text:p>
          </table:table-cell>
        </table:table-row>
        <table:table-row>
          <table:table-cell table:style-name="Table1.A2" office:value-type="string">
            <text:p text:style-name="Code"><text:span text:style-name="Code"><text:span text:style-name="T57">Array&lt;</text:span></text:span><text:span text:style-name="Code"><text:span text:style-name="T13">type</text:span></text:span><text:span text:style-name="Code"><text:span text:style-name="T57">&gt;</text:span></text:span></text:p>
          </table:table-cell>
          <table:table-cell table:style-name="Table1.B2" office:value-type="string">
            <text:p text:style-name="P38">Array of <text:span text:style-name="T139">elements of type </text:span><text:span text:style-name="T9">type</text:span><text:span text:style-name="T53">.</text:span></text:p>
          </table:table-cell>
        </table:table-row>
        <table:table-row>
          <table:table-cell table:style-name="Table1.A2" office:value-type="string">
            <text:p text:style-name="P163"><text:span text:style-name="Code"><text:span text:style-name="T58">Func</text:span></text:span><text:span text:style-name="Code"><text:span text:style-name="T57">&lt;</text:span></text:span><text:span text:style-name="Code"><text:span text:style-name="T13">r</text:span></text:span><text:span text:style-name="Code"><text:span text:style-name="T57">,</text:span></text:span><text:span text:style-name="Code"><text:span text:style-name="T34"> </text:span></text:span><text:span text:style-name="Code"><text:span text:style-name="T13">a1</text:span></text:span><text:span text:style-name="Code"><text:span text:style-name="T57">,</text:span></text:span><text:span text:style-name="Code"><text:span text:style-name="T34"> </text:span></text:span><text:span text:style-name="Code"><text:span text:style-name="T13">a2</text:span></text:span><text:span text:style-name="Code"><text:span text:style-name="T34">...</text:span></text:span><text:span text:style-name="Code"><text:span text:style-name="T57">&gt;</text:span></text:span></text:p>
          </table:table-cell>
          <table:table-cell table:style-name="Table1.B2" office:value-type="string">
            <text:p text:style-name="P121">Function that takes arguments of types <text:span text:style-name="T5">a1, a2... </text:span><text:span text:style-name="T47">and returns a value of type </text:span><text:span text:style-name="T5">r</text:span><text:span text:style-name="T47">.</text:span></text:p>
          </table:table-cell>
        </table:table-row>
        <table:table-row>
          <table:table-cell table:style-name="Table1.A2" office:value-type="string">
            <text:p text:style-name="P164">Template</text:p>
          </table:table-cell>
          <table:table-cell table:style-name="Table1.B2" office:value-type="string">
            <text:p text:style-name="P124">Base type for all templates.</text:p>
          </table:table-cell>
        </table:table-row>
        <table:table-row>
          <table:table-cell table:style-name="Table1.A2" office:value-type="string">
            <text:p text:style-name="Code">None</text:p>
          </table:table-cell>
          <table:table-cell table:style-name="Table1.B2" office:value-type="string">
            <text:p text:style-name="P122"><text:span text:style-name="T152">Unit type, a</text:span>nalog to the <text:span text:style-name="T140">()</text:span> type in OCaml.</text:p>
          </table:table-cell>
        </table:table-row>
      </table:table>
      <text:p text:style-name="P9"/>
      <text:h text:style-name="Heading_20_1" text:outline-level="1">Keyword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Keyword</text:p>
          </table:table-cell>
          <table:table-cell table:style-name="Table4.B1" office:value-type="string">
            <text:p text:style-name="P26">Description</text:p>
          </table:table-cell>
        </table:table-row>
        <table:table-row>
          <table:table-cell table:style-name="Table4.A2" office:value-type="string">
            <text:p text:style-name="Code">parse</text:p>
          </table:table-cell>
          <table:table-cell table:style-name="Table4.B2" office:value-type="string">
            <text:p text:style-name="P53">The entry point of a program. Must be present exactly once<text:span text:style-name="T154">.</text:span></text:p>
          </table:table-cell>
        </table:table-row>
        <table:table-row>
          <table:table-cell table:style-name="Table4.A2" office:value-type="string">
            <text:p text:style-name="Code">template</text:p>
          </table:table-cell>
          <table:table-cell table:style-name="Table4.B2" office:value-type="string">
            <text:p text:style-name="P31">Used to declare templates, a<text:span text:style-name="T80">kin to </text:span><text:s/><text:span text:style-name="Code"><text:span text:style-name="T80">dict</text:span></text:span> in Python<text:span text:style-name="T80">, but smarter.</text:span></text:p>
          </table:table-cell>
        </table:table-row>
        <table:table-row>
          <table:table-cell table:style-name="Table4.A2" office:value-type="string">
            <text:p text:style-name="Code">_</text:p>
          </table:table-cell>
          <table:table-cell table:style-name="Table4.B2" office:value-type="string">
            <text:p text:style-name="P33">Means <text:span text:style-name="T5">self</text:span><text:span text:style-name="T47"> inside a </text:span><text:span text:style-name="Code"><text:span text:style-name="T47">template</text:span></text:span><text:span text:style-name="T48">, means </text:span><text:span text:style-name="T6">any</text:span><text:span text:style-name="T48"> in </text:span><text:span text:style-name="Code"><text:span text:style-name="T47">match</text:span></text:span><text:span text:style-name="T48">.</text:span></text:p>
          </table:table-cell>
        </table:table-row>
        <table:table-row>
          <table:table-cell table:style-name="Table4.A2" office:value-type="string">
            <text:p text:style-name="P150">func</text:p>
          </table:table-cell>
          <table:table-cell table:style-name="Table4.B2" office:value-type="string">
            <text:p text:style-name="P117">Declare a function<text:span text:style-name="T129">.</text:span></text:p>
          </table:table-cell>
        </table:table-row>
        <table:table-row>
          <table:table-cell table:style-name="Table4.A2" office:value-type="string">
            <text:p text:style-name="P151">return</text:p>
          </table:table-cell>
          <table:table-cell table:style-name="Table4.B2" office:value-type="string">
            <text:p text:style-name="P118">Return <text:span text:style-name="T134">early </text:span>from a function.</text:p>
          </table:table-cell>
        </table:table-row>
        <table:table-row>
          <table:table-cell table:style-name="Table4.A2" office:value-type="string">
            <text:p text:style-name="Code">if, else</text:p>
          </table:table-cell>
          <table:table-cell table:style-name="Table4.B2" office:value-type="string">
            <text:p text:style-name="P32">Conditional <text:span text:style-name="T62">execution</text:span>.</text:p>
          </table:table-cell>
        </table:table-row>
        <table:table-row>
          <table:table-cell table:style-name="Table4.A2" office:value-type="string">
            <text:p text:style-name="Code">for, in</text:p>
          </table:table-cell>
          <table:table-cell table:style-name="Table4.B2" office:value-type="string">
            <text:p text:style-name="P33">Iteration <text:span text:style-name="T62">over all items of an iterable</text:span>.</text:p>
          </table:table-cell>
        </table:table-row>
        <table:table-row>
          <table:table-cell table:style-name="Table4.A2" office:value-type="string">
            <text:p text:style-name="Code">match</text:p>
          </table:table-cell>
          <table:table-cell table:style-name="Table4.B2" office:value-type="string">
            <text:p text:style-name="P36">Pattern matching (similar to <text:span text:style-name="T124">Rusts</text:span>'s <text:span text:style-name="Code"><text:span text:style-name="T124">match</text:span></text:span> <text:span text:style-name="T124">operator</text:span>).</text:p>
          </table:table-cell>
        </table:table-row>
        <table:table-row>
          <table:table-cell table:style-name="Table4.A2" office:value-type="string">
            <text:p text:style-name="P70">-&gt;</text:p>
          </table:table-cell>
          <table:table-cell table:style-name="Table4.B2" office:value-type="string">
            <text:p text:style-name="P45"><text:span text:style-name="Code">match</text:span> <text:span text:style-name="T76">arm</text:span>.</text:p>
          </table:table-cell>
        </table:table-row>
        <table:table-row>
          <table:table-cell table:style-name="Table4.A2" office:value-type="string">
            <text:p text:style-name="P71">:</text:p>
          </table:table-cell>
          <table:table-cell table:style-name="Table4.B2" office:value-type="string">
            <text:p text:style-name="P123">Type annotation.</text:p>
          </table:table-cell>
        </table:table-row>
        <table:table-row>
          <table:table-cell table:style-name="Table4.A2" office:value-type="string">
            <text:p text:style-name="P72">;</text:p>
          </table:table-cell>
          <table:table-cell table:style-name="Table4.B2" office:value-type="string">
            <text:p text:style-name="P46">End of statement.</text:p>
          </table:table-cell>
        </table:table-row>
        <table:table-row>
          <table:table-cell table:style-name="Table4.A2" office:value-type="string">
            <text:p text:style-name="P73">@</text:p>
          </table:table-cell>
          <table:table-cell table:style-name="Table4.B2" office:value-type="string">
            <text:p text:style-name="P47"><text:span text:style-name="T65">P</text:span>revent embedding a field into a <text:span text:style-name="Code">template</text:span>.</text:p>
          </table:table-cell>
        </table:table-row>
        <table:table-row>
          <table:table-cell table:style-name="Table4.A2" office:value-type="string">
            <text:p text:style-name="P75">{ }</text:p>
          </table:table-cell>
          <table:table-cell table:style-name="Table4.B2" office:value-type="string">
            <text:p text:style-name="P49">Code block delimiter.</text:p>
          </table:table-cell>
        </table:table-row>
        <table:table-row>
          <table:table-cell table:style-name="Table4.A2" office:value-type="string">
            <text:p text:style-name="P76">#</text:p>
          </table:table-cell>
          <table:table-cell table:style-name="Table4.B2" office:value-type="string">
            <text:p text:style-name="P50">Comment.</text:p>
          </table:table-cell>
        </table:table-row>
        <table:table-row>
          <table:table-cell table:style-name="Table4.A2" office:value-type="string">
            <text:p text:style-name="P77">' "</text:p>
          </table:table-cell>
          <table:table-cell table:style-name="Table4.B2" office:value-type="string">
            <text:p text:style-name="P51"><text:span text:style-name="Code">string</text:span> delimiters.</text:p>
          </table:table-cell>
        </table:table-row>
      </table:table>
      <text:h text:style-name="P107" text:outline-level="1"><text:soft-page-break/>Operator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Operators</text:p>
          </table:table-cell>
          <table:table-cell table:style-name="Table5.B1" office:value-type="string">
            <text:p text:style-name="P27">Description</text:p>
          </table:table-cell>
        </table:table-row>
        <table:table-row>
          <table:table-cell table:style-name="Table5.A2" office:value-type="string">
            <text:p text:style-name="P64">+ - / * %</text:p>
          </table:table-cell>
          <table:table-cell table:style-name="Table5.B2" office:value-type="string">
            <text:p text:style-name="P39">Arithmetic plus, minus, divide, multiply, remainder (<text:span text:style-name="T63">numbers</text:span>).</text:p>
          </table:table-cell>
        </table:table-row>
        <table:table-row>
          <table:table-cell table:style-name="Table5.A2" office:value-type="string">
            <text:p text:style-name="P65">+</text:p>
          </table:table-cell>
          <table:table-cell table:style-name="Table5.B2" office:value-type="string">
            <text:p text:style-name="P40">Concatenate (string<text:span text:style-name="T128">s or arrays</text:span>).</text:p>
          </table:table-cell>
        </table:table-row>
        <table:table-row>
          <table:table-cell table:style-name="Table5.A2" office:value-type="string">
            <text:p text:style-name="P66">&lt;&lt; &gt;&gt; | &amp; ~</text:p>
          </table:table-cell>
          <table:table-cell table:style-name="Table5.B2" office:value-type="string">
            <text:p text:style-name="P41"><text:span text:style-name="T47">Bitwise shift left, shift right, </text:span><text:span text:style-name="T5">or</text:span><text:span text:style-name="T47">, </text:span><text:span text:style-name="T5">and</text:span><text:span text:style-name="T50"> and</text:span><text:span text:style-name="T47"> </text:span><text:span text:style-name="T5">not</text:span><text:span text:style-name="T49">, respectively.</text:span></text:p>
          </table:table-cell>
        </table:table-row>
        <table:table-row>
          <table:table-cell table:style-name="Table5.A2" office:value-type="string">
            <text:p text:style-name="P67"><text:span text:style-name="T74">and</text:span> or not</text:p>
          </table:table-cell>
          <table:table-cell table:style-name="Table5.B2" office:value-type="string">
            <text:p text:style-name="P42">Boolean <text:span text:style-name="T5">and</text:span>, <text:span text:style-name="T5">or</text:span> and <text:span text:style-name="T5">not</text:span><text:span text:style-name="T66">, respectively.</text:span></text:p>
          </table:table-cell>
        </table:table-row>
        <table:table-row>
          <table:table-cell table:style-name="Table5.A2" office:value-type="string">
            <text:p text:style-name="P67">&lt; &lt;= <text:span text:style-name="T64">== </text:span>&gt;= &gt;</text:p>
          </table:table-cell>
          <table:table-cell table:style-name="Table5.B2" office:value-type="string">
            <text:p text:style-name="P42">Number comparison.</text:p>
          </table:table-cell>
        </table:table-row>
        <table:table-row>
          <table:table-cell table:style-name="Table5.A2" office:value-type="string">
            <text:p text:style-name="P68">==</text:p>
          </table:table-cell>
          <table:table-cell table:style-name="Table5.B2" office:value-type="string">
            <text:p text:style-name="P43">Equality (string).</text:p>
          </table:table-cell>
        </table:table-row>
        <table:table-row>
          <table:table-cell table:style-name="Table5.A2" office:value-type="string">
            <text:p text:style-name="P69">=</text:p>
          </table:table-cell>
          <table:table-cell table:style-name="Table5.B2" office:value-type="string">
            <text:p text:style-name="P44">Assignment.</text:p>
          </table:table-cell>
        </table:table-row>
        <table:table-row>
          <table:table-cell table:style-name="Table5.A2" office:value-type="string">
            <text:p text:style-name="P74">[]</text:p>
          </table:table-cell>
          <table:table-cell table:style-name="Table5.B2" office:value-type="string">
            <text:p text:style-name="P48"><text:span text:style-name="T151">A</text:span>ccess an element of an array<text:span text:style-name="T114"> or field of a template.</text:span></text:p>
          </table:table-cell>
        </table:table-row>
        <table:table-row>
          <table:table-cell table:style-name="Table5.A2" office:value-type="string">
            <text:p text:style-name="P79">.</text:p>
          </table:table-cell>
          <table:table-cell table:style-name="Table5.B2" office:value-type="string">
            <text:p text:style-name="P54">Access a template field.</text:p>
          </table:table-cell>
        </table:table-row>
      </table:table>
      <text:h text:style-name="P106" text:outline-level="1"/>
      <text:h text:style-name="P108" text:outline-level="1"><text:span text:style-name="T4">B</text:span><text:span text:style-name="T3">uilt-in function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Function</text:p>
          </table:table-cell>
          <table:table-cell table:style-name="Table6.B1" office:value-type="string">
            <text:p text:style-name="P28">Description</text:p>
          </table:table-cell>
        </table:table-row>
        <table:table-row>
          <table:table-cell table:style-name="Table6.A2" office:value-type="string">
            <text:p text:style-name="P158">emit<text:span text:style-name="T148">: Func&lt;None, string&gt;</text:span></text:p>
          </table:table-cell>
          <table:table-cell table:style-name="Table6.B2" office:value-type="string">
            <text:p text:style-name="P33">Write<text:span text:style-name="T75">s </text:span>to stdout<text:span text:style-name="T75">.</text:span></text:p>
          </table:table-cell>
        </table:table-row>
        <table:table-row>
          <table:table-cell table:style-name="Table6.A2" office:value-type="string">
            <text:p text:style-name="P159">print<text:span text:style-name="T145">: Func&lt;None, string&gt;</text:span></text:p>
          </table:table-cell>
          <table:table-cell table:style-name="Table6.B2" office:value-type="string">
            <text:p text:style-name="P34">Write<text:span text:style-name="T75">s to</text:span> <text:span text:style-name="T75">s</text:span>tderr<text:span text:style-name="T77">.</text:span></text:p>
          </table:table-cell>
        </table:table-row>
        <table:table-row>
          <table:table-cell table:style-name="Table6.A2" office:value-type="string">
            <text:p text:style-name="P160">fatal<text:span text:style-name="T145">: Func&lt;None, string&gt;</text:span></text:p>
          </table:table-cell>
          <table:table-cell table:style-name="Table6.B2" office:value-type="string">
            <text:p text:style-name="P33">Writes to stderr and ends the program immediately.</text:p>
          </table:table-cell>
        </table:table-row>
        <table:table-row>
          <table:table-cell table:style-name="Table6.A2" office:value-type="string">
            <text:p text:style-name="P161">typeof<text:span text:style-name="T145">: Func&lt;Type, </text:span><text:span text:style-name="T11">type&gt;</text:span></text:p>
          </table:table-cell>
          <table:table-cell table:style-name="Table6.B2" office:value-type="string">
            <text:p text:style-name="P35">Returns the type of a variable<text:span text:style-name="T78">.</text:span></text:p>
          </table:table-cell>
        </table:table-row>
        <table:table-row>
          <table:table-cell table:style-name="Table6.A2" office:value-type="string">
            <text:p text:style-name="P155">len<text:span text:style-name="T145">: </text:span></text:p>
            <text:p text:style-name="P155"><text:span text:style-name="T145"><text:s text:c="2"/>Func&lt;uint64, string</text:span><text:span text:style-name="T11">&gt;</text:span></text:p>
            <text:p text:style-name="P153"><text:span text:style-name="T145"><text:s text:c="2"/>Func&lt;uint64, Array&lt;type&gt;&gt;</text:span></text:p>
            <text:p text:style-name="P153"><text:span text:style-name="T145"><text:s text:c="2"/>Func&lt;uint64, Template&gt;</text:span></text:p>
          </table:table-cell>
          <table:table-cell table:style-name="Table6.B2" office:value-type="string">
            <text:p text:style-name="P116"><text:span text:style-name="T149">Returns the l</text:span>ength of a<text:span text:style-name="T125"> variable:</text:span></text:p>
            <text:p text:style-name="P115"><text:s text:c="2"/>For strings, the number of characters;</text:p>
            <text:p text:style-name="P115"><text:s text:c="2"/>For arrays, the number of elements;</text:p>
            <text:p text:style-name="P115"><text:s text:c="2"/>For templates, the number of fields;</text:p>
          </table:table-cell>
        </table:table-row>
        <table:table-row>
          <table:table-cell table:style-name="Table6.A2" office:value-type="string">
            <text:p text:style-name="P154">enumerate<text:span text:style-name="T147">:</text:span></text:p>
            <text:p text:style-name="P154"><text:span text:style-name="T147"><text:s text:c="2"/>Func&lt;Array&lt;Array&lt;</text:span>uint64, <text:span text:style-name="T5">type</text:span><text:span text:style-name="T54">&gt;</text:span><text:span text:style-name="T55">&gt;, </text:span><text:span text:style-name="T54">Array&lt;</text:span><text:span text:style-name="T10">type</text:span><text:span text:style-name="T54">&gt;</text:span><text:span text:style-name="T55">&gt;</text:span></text:p>
          </table:table-cell>
          <table:table-cell table:style-name="Table6.B2" office:value-type="string">
            <text:p text:style-name="P115">Returns a<text:span text:style-name="T126">n</text:span> <text:span text:style-name="T126">array</text:span> of two-element <text:span text:style-name="T126">arrays</text:span>: the first element is an index into <text:span text:style-name="Code">v</text:span>, the second element is the value at that index.</text:p>
          </table:table-cell>
        </table:table-row>
        <table:table-row>
          <table:table-cell table:style-name="Table6.A2" office:value-type="string">
            <text:p text:style-name="P157">map<text:span text:style-name="T146">: Func&lt;</text:span></text:p>
            <text:p text:style-name="P156"><text:span text:style-name="T146"><text:s text:c="2"/>Array&lt;</text:span><text:span text:style-name="T12">type2</text:span><text:span text:style-name="T146">&gt;, </text:span></text:p>
            <text:p text:style-name="P156"><text:span text:style-name="T146"><text:s text:c="2"/>Array&lt;</text:span><text:span text:style-name="T12">type1</text:span><text:span text:style-name="T56">&gt;, </text:span></text:p>
            <text:p text:style-name="P156"><text:span text:style-name="T56"><text:s text:c="2"/>Function&lt;</text:span><text:span text:style-name="T12">type2</text:span><text:span text:style-name="T56">, </text:span><text:span text:style-name="T12">type1</text:span><text:span text:style-name="T56">&gt;&gt;</text:span></text:p>
          </table:table-cell>
          <table:table-cell table:style-name="Table6.B2" office:value-type="string">
            <text:p text:style-name="P120"><text:span text:style-name="T133">Maps elements of an array </text:span><text:span text:style-name="Code">a</text:span><text:span text:style-name="T130"> of type </text:span><text:span text:style-name="T7">type </text:span><text:span text:style-name="T51">to a function</text:span><text:span text:style-name="T52"> </text:span><text:span text:style-name="Code"><text:span text:style-name="T47">f</text:span></text:span><text:span text:style-name="Code"><text:span text:style-name="T52"> </text:span></text:span><text:span text:style-name="T132">that accepts one argument of type </text:span><text:span text:style-name="T8">type. </text:span><text:span text:style-name="T52">Returns an array of type </text:span><text:span text:style-name="T8">type2</text:span><text:span text:style-name="T52">, which is </text:span><text:span text:style-name="Code"><text:span text:style-name="T47">f</text:span></text:span><text:span text:style-name="T52">'s return type.</text:span></text:p>
          </table:table-cell>
        </table:table-row>
        <table:table-row>
          <table:table-cell table:style-name="Table6.A2" office:value-type="string">
            <text:p text:style-name="P162">join<text:span text:style-name="T147">: Func&lt;string, string, Array&lt;string&gt;&gt;</text:span></text:p>
          </table:table-cell>
          <table:table-cell table:style-name="Table6.B2" office:value-type="string">
            <text:p text:style-name="P60">Concatenate strings <text:span text:style-name="T150">in the second argument</text:span> interspersed with<text:span text:style-name="T150"> the string in the first arg</text:span>.</text:p>
          </table:table-cell>
        </table:table-row>
      </table:table>
      <text:h text:style-name="P109" text:outline-level="1"><text:span text:style-name="T25"/></text:h>
      <text:h text:style-name="P114" text:outline-level="1"><text:span text:style-name="T25">Example Program</text:span><text:span text:style-name="T21">: self-describing binary data</text:span></text:h>
      <text:p text:style-name="P100"><text:span text:style-name="T21"/></text:p>
      <text:p text:style-name="P18"><text:tab/>Consider a hypothetical computer game that stores <text:span text:style-name="T113">character attributes</text:span> in self-describing binary file<text:span text:style-name="T113">s</text:span>, and the following content for one of these files encoding a character's name and experience (numbers are in hexadecimal):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4"/>
        <table:table-column table:style-name="Table7.B" table:number-columns-repeated="2"/>
        <table:table-column table:style-name="Table7.D" table:number-columns-repeated="2"/>
        <table:table-column table:style-name="Table7.B"/>
        <table:table-column table:style-name="Table7.D" table:number-columns-repeated="3"/>
        <table:table-column table:style-name="Table7.B" table:number-columns-repeated="4"/>
        <table:table-row>
          <table:table-cell table:style-name="Table7.A1" office:value-type="string">
            <text:p text:style-name="P55"><text:span text:style-name="Code"><text:span text:style-name="T28">02</text:span></text:span></text:p>
          </table:table-cell>
          <table:table-cell table:style-name="Table7.A1" office:value-type="string">
            <text:p text:style-name="P57"><text:span text:style-name="Code"><text:span text:style-name="T31">00</text:span></text:span></text:p>
          </table:table-cell>
          <table:table-cell table:style-name="Table7.A1" office:value-type="string">
            <text:p text:style-name="P57"><text:span text:style-name="Code"><text:span text:style-name="T31">04</text:span></text:span></text:p>
          </table:table-cell>
          <table:table-cell table:style-name="Table7.A1" office:value-type="string">
            <text:p text:style-name="P55"><text:span text:style-name="Code"><text:span text:style-name="T28">'n'</text:span></text:span></text:p>
          </table:table-cell>
          <table:table-cell table:style-name="Table7.A1" office:value-type="string">
            <text:p text:style-name="P55"><text:span text:style-name="Code"><text:span text:style-name="T28">'a'</text:span></text:span></text:p>
          </table:table-cell>
          <table:table-cell table:style-name="Table7.A1" office:value-type="string">
            <text:p text:style-name="P55"><text:span text:style-name="Code"><text:span text:style-name="T28">'m'</text:span></text:span></text:p>
          </table:table-cell>
          <table:table-cell table:style-name="Table7.A1" office:value-type="string">
            <text:p text:style-name="P55"><text:span text:style-name="Code"><text:span text:style-name="T28">'e'</text:span></text:span></text:p>
          </table:table-cell>
          <table:table-cell table:style-name="Table7.A1" office:value-type="string">
            <text:p text:style-name="P55"><text:span text:style-name="Code"><text:span text:style-name="T28">0</text:span></text:span><text:span text:style-name="Code"><text:span text:style-name="T31">1</text:span></text:span></text:p>
          </table:table-cell>
          <table:table-cell table:style-name="Table7.A1" office:value-type="string">
            <text:p text:style-name="P57"><text:span text:style-name="Code"><text:span text:style-name="T31">02</text:span></text:span></text:p>
          </table:table-cell>
          <table:table-cell table:style-name="Table7.A1" office:value-type="string">
            <text:p text:style-name="P55"><text:span text:style-name="Code"><text:span text:style-name="T28">'</text:span></text:span><text:span text:style-name="Code"><text:span text:style-name="T31">x</text:span></text:span><text:span text:style-name="Code"><text:span text:style-name="T28">'</text:span></text:span></text:p>
          </table:table-cell>
          <table:table-cell table:style-name="Table7.A1" office:value-type="string">
            <text:p text:style-name="P55"><text:span text:style-name="Code"><text:span text:style-name="T28">'</text:span></text:span><text:span text:style-name="Code"><text:span text:style-name="T31">p</text:span></text:span><text:span text:style-name="Code"><text:span text:style-name="T28">'</text:span></text:span></text:p>
          </table:table-cell>
          <table:table-cell table:style-name="Table7.A1" office:value-type="string">
            <text:p text:style-name="P58"><text:span text:style-name="Code"><text:span text:style-name="T32">03</text:span></text:span></text:p>
          </table:table-cell>
          <table:table-cell table:style-name="Table7.A1" office:value-type="string">
            <text:p text:style-name="P58"><text:span text:style-name="Code"><text:span text:style-name="T31">'A'</text:span></text:span></text:p>
          </table:table-cell>
          <table:table-cell table:style-name="Table7.A1" office:value-type="string">
            <text:p text:style-name="P55"><text:span text:style-name="Code"><text:span text:style-name="T28">'</text:span></text:span><text:span text:style-name="Code"><text:span text:style-name="T31">n</text:span></text:span><text:span text:style-name="Code"><text:span text:style-name="T28">'</text:span></text:span></text:p>
          </table:table-cell>
          <table:table-cell table:style-name="Table7.A1" office:value-type="string">
            <text:p text:style-name="P55"><text:span text:style-name="Code"><text:span text:style-name="T28">'</text:span></text:span><text:span text:style-name="Code"><text:span text:style-name="T31">n</text:span></text:span><text:span text:style-name="Code"><text:span text:style-name="T28">'</text:span></text:span></text:p>
          </table:table-cell>
          <table:table-cell table:style-name="Table7.A1" office:value-type="string">
            <text:p text:style-name="P55"><text:span text:style-name="Code"><text:span text:style-name="T30">64</text:span></text:span></text:p>
          </table:table-cell>
          <table:table-cell table:style-name="Table7.A1" office:value-type="string">
            <text:p text:style-name="P55"><text:span text:style-name="Code"><text:span text:style-name="T30">00</text:span></text:span></text:p>
          </table:table-cell>
          <table:table-cell table:style-name="Table7.A1" office:value-type="string">
            <text:p text:style-name="P55"><text:span text:style-name="Code"><text:span text:style-name="T30">00</text:span></text:span></text:p>
          </table:table-cell>
          <table:table-cell table:style-name="Table7.S1" office:value-type="string">
            <text:p text:style-name="P55"><text:span text:style-name="Code"><text:span text:style-name="T30">00</text:span></text:span></text:p>
          </table:table-cell>
        </table:table-row>
        <table:table-row>
          <table:table-cell table:style-name="Table7.A2" office:value-type="string">
            <text:p text:style-name="P55">Two <text:span text:style-name="T144">f</text:span>ields</text:p>
          </table:table-cell>
          <table:table-cell table:style-name="Table7.B2" table:number-columns-spanned="6" office:value-type="string">
            <text:p text:style-name="P56">First field </text:p>
            <text:p text:style-name="P59">type 0 = string</text:p>
            <text:p text:style-name="P62">name = “name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2" table:number-columns-spanned="4" office:value-type="string">
            <text:p text:style-name="P56"><text:span text:style-name="T71">Second</text:span> field </text:p>
            <text:p text:style-name="P56">type <text:span text:style-name="T71">1</text:span> = <text:span text:style-name="T71">uint32</text:span></text:p>
            <text:p text:style-name="P62">name = “xp”</text:p>
          </table:table-cell>
          <table:covered-table-cell/>
          <table:covered-table-cell/>
          <table:covered-table-cell/>
          <table:table-cell table:style-name="Table7.A2" table:number-columns-spanned="4" office:value-type="string">
            <text:p text:style-name="P56"><text:span text:style-name="T71">First</text:span> field</text:p>
            <text:p text:style-name="P59">value</text:p>
            <text:p text:style-name="P59">"Ann"</text:p>
          </table:table-cell>
          <table:covered-table-cell/>
          <table:covered-table-cell/>
          <table:covered-table-cell/>
          <table:table-cell table:style-name="Table7.P2" table:number-columns-spanned="4" office:value-type="string">
            <text:p text:style-name="P56">Second field </text:p>
            <text:p text:style-name="P57">value</text:p>
            <text:p text:style-name="P57">100</text:p>
          </table:table-cell>
          <table:covered-table-cell/>
          <table:covered-table-cell/>
          <table:covered-table-cell/>
        </table:table-row>
      </table:table>
      <text:p text:style-name="P17"/>
      <text:p text:style-name="P81"><text:span text:style-name="T14">template</text:span> <text:span text:style-name="T115">Attr</text:span>String {<text:span text:style-name="T69"><text:tab/><text:tab/><text:tab/><text:tab/></text:span><text:span text:style-name="T86"># Represents a</text:span><text:span text:style-name="T96">n</text:span><text:span text:style-name="T86"> encoded string</text:span></text:p>
      <text:p text:style-name="P83"><text:span text:style-name="T83"><text:tab/></text:span>@len<text:span text:style-name="T72"> </text:span>: <text:span text:style-name="T14">uint8</text:span>;<text:span text:style-name="T69"><text:tab/><text:tab/><text:tab/><text:tab/><text:tab/></text:span><text:span text:style-name="T86"># len </text:span><text:span text:style-name="T87">will not be a </text:span><text:span text:style-name="T88">field</text:span><text:span text:style-name="T87"> of </text:span><text:span text:style-name="T89">Attr</text:span><text:span text:style-name="T87">String</text:span></text:p>
      <text:p text:style-name="P83"><text:span text:style-name="T83"><text:tab/></text:span>_<text:span text:style-name="T72"> </text:span>: <text:span text:style-name="T14">uint8</text:span>[len];<text:span text:style-name="T69"><text:tab/><text:tab/><text:tab/><text:tab/></text:span><text:span text:style-name="T86"># </text:span><text:span text:style-name="T96">Attr</text:span><text:span text:style-name="T86">String will be an "alias" to uint8[]</text:span></text:p>
      <text:p text:style-name="P81">}</text:p>
      <text:p text:style-name="P81"/>
      <text:p text:style-name="P85"><text:span text:style-name="T14">template</text:span> <text:span text:style-name="T116">Attr</text:span>Desc {<text:tab/><text:tab/><text:tab/><text:span text:style-name="T84"><text:tab/><text:tab/></text:span><text:span text:style-name="T85"># </text:span><text:span text:style-name="T97">Attribute</text:span><text:span text:style-name="T85"> Description</text:span></text:p>
      <text:p text:style-name="P85"><text:span text:style-name="T83"><text:tab/>@</text:span>type<text:span text:style-name="T73">Code </text:span>: <text:span text:style-name="T14">uint8</text:span>;</text:p>
      <text:p text:style-name="P85"><text:span text:style-name="T83"><text:tab/>type : </text:span><text:span text:style-name="T22">Type</text:span><text:span text:style-name="T81"> = </text:span><text:span text:style-name="T22">match</text:span><text:span text:style-name="T81"> typeCode {<text:tab/></text:span><text:span text:style-name="T90"># </text:span><text:span text:style-name="T93">If there's no match, the program aborts</text:span><text:span text:style-name="T94"> with an error</text:span></text:p>
      <text:p text:style-name="P85"><text:span text:style-name="T83"><text:tab/><text:tab/>0x00 -&gt; Attr</text:span><text:span text:style-name="T33">String</text:span><text:span text:style-name="T81">;</text:span></text:p>
      <text:p text:style-name="P86"><text:tab/><text:tab/>0x01 -&gt; <text:span text:style-name="T14">uint32</text:span>;</text:p>
      <text:p text:style-name="P85"><text:s text:c="4"/><text:span text:style-name="T81"><text:tab/>};</text:span></text:p>
      <text:p text:style-name="P85"><text:tab/>name<text:span text:style-name="T72"> </text:span>: <text:span text:style-name="T117">Attr</text:span>String;</text:p>
      <text:p text:style-name="P85">}</text:p>
      <text:p text:style-name="P85"/>
      <text:p text:style-name="P87"><text:span text:style-name="T14">template</text:span> Character(<text:span text:style-name="T117">attrs</text:span>:<text:span text:style-name="T117">Attr</text:span>Desc[]) {</text:p>
      <text:p text:style-name="P87"><text:span text:style-name="T23"><text:tab/></text:span><text:span text:style-name="T14">for</text:span> <text:span text:style-name="T117">attr</text:span> <text:span text:style-name="T14">in</text:span> <text:span text:style-name="T117">attrs</text:span> {<text:span text:style-name="T141"><text:tab/><text:tab/><text:tab/><text:tab/></text:span><text:span text:style-name="T142"># Character's field names will come from strings</text:span></text:p>
      <text:p text:style-name="P87"><text:span text:style-name="T83"><text:tab/><text:tab/>attr</text:span>.name : <text:span text:style-name="T117">attr</text:span>.type<text:span text:style-name="T110">;<text:tab/><text:tab/></text:span><text:span text:style-name="T95"># Auto type conversion: </text:span><text:span text:style-name="T98">Attr</text:span><text:span text:style-name="T95">String -&gt; uint8[] -&gt; string</text:span></text:p>
      <text:p text:style-name="P87"><text:s text:c="4"/><text:span text:style-name="T82"><text:tab/></text:span>}</text:p>
      <text:p text:style-name="P87">}</text:p>
      <text:p text:style-name="P82"/>
      <text:p text:style-name="P89"><text:span text:style-name="T14">parse</text:span> {<text:span text:style-name="T70"><text:tab/><text:tab/><text:tab/><text:tab/><text:tab/><text:tab/><text:tab/></text:span><text:span text:style-name="T91"># Entry point</text:span></text:p>
      <text:p text:style-name="P84"><text:span text:style-name="T83"><text:tab/></text:span>num<text:span text:style-name="T117">Attr</text:span>s: <text:span text:style-name="T14">uint8</text:span>;<text:span text:style-name="T70"><text:tab/><text:tab/><text:tab/><text:tab/></text:span><text:span text:style-name="T91"># Reads in </text:span><text:span text:style-name="T100">the </text:span><text:span text:style-name="T98">number of attributes</text:span></text:p>
      <text:p text:style-name="P89"><text:s text:c="4"/><text:span text:style-name="T83"><text:tab/>attrs</text:span>: <text:span text:style-name="T117">AttrDesc</text:span>[num<text:span text:style-name="T117">Attrs</text:span>];<text:span text:style-name="T70"><text:tab/><text:tab/></text:span><text:span text:style-name="T91"># Reads in </text:span><text:span text:style-name="T100">the </text:span><text:span text:style-name="T98">attribute descriptions</text:span></text:p>
      <text:p text:style-name="P87"><text:s text:c="4"/><text:span text:style-name="T83"><text:tab/></text:span>character: Character(<text:span text:style-name="T118">attrs</text:span>);<text:span text:style-name="T111"><text:tab/><text:tab/></text:span><text:span text:style-name="T92"># Reads character info based on </text:span><text:span text:style-name="T99">attribute descriptions</text:span></text:p>
      <text:p text:style-name="P87"/>
      <text:p text:style-name="P90"><text:s text:c="4"/><text:span text:style-name="T83"><text:tab/></text:span><text:span text:style-name="T14">emit</text:span>(<text:span text:style-name="T119">'{'</text:span>)<text:span text:style-name="T123">;</text:span></text:p>
      <text:p text:style-name="P87"><text:s text:c="4"/><text:span text:style-name="T83"><text:tab/></text:span><text:span text:style-name="T14">for</text:span> [i, attr] <text:span text:style-name="T14">in</text:span> <text:span text:style-name="T14">enumerate</text:span>(character) {</text:p>
      <text:p text:style-name="P87"><text:span text:style-name="T23"><text:tab/><text:tab/></text:span><text:span text:style-name="T14">emit</text:span>(<text:span text:style-name="T119">'{attr}:'</text:span>);</text:p>
      <text:p text:style-name="P87"><text:s text:c="8"/><text:span text:style-name="T83"><text:tab/></text:span><text:span text:style-name="T14">match</text:span> <text:span text:style-name="T14">typeof</text:span>(character.attr) {</text:p>
      <text:p text:style-name="P87"><text:span text:style-name="T83"><text:tab/><text:tab/><text:tab/>Attr</text:span>String -&gt; <text:span text:style-name="T14">emit</text:span>(<text:span text:style-name="T120">'"{</text:span><text:span text:style-name="T119">character.attr</text:span><text:span text:style-name="T120">}"'</text:span>);</text:p>
      <text:p text:style-name="P87"><text:tab/><text:tab/><text:tab/><text:span text:style-name="T14">uint32</text:span> -&gt; <text:span text:style-name="T14">emit</text:span>(<text:span text:style-name="T119">'{character.attr}'</text:span>);</text:p>
      <text:p text:style-name="P92"><text:tab/><text:tab/>}</text:p>
      <text:p text:style-name="P87"/>
      <text:p text:style-name="P88"><text:span text:style-name="T23"><text:tab/><text:tab/></text:span><text:span text:style-name="T14">if</text:span> i &lt; <text:span text:style-name="T14">len</text:span>(character)<text:span text:style-name="T127"> - 1</text:span> {<text:span text:style-name="T112"><text:tab/><text:tab/></text:span><text:span text:style-name="T93"># len of a template is its number of fields</text:span></text:p>
      <text:p text:style-name="P88"><text:span text:style-name="T23"><text:tab/><text:tab/><text:tab/></text:span><text:span text:style-name="T14">emit</text:span>(<text:span text:style-name="T119">','</text:span>);</text:p>
      <text:p text:style-name="P87"><text:span text:style-name="T83"><text:tab/><text:tab/></text:span>}</text:p>
      <text:p text:style-name="P87"><text:span text:style-name="T83"><text:tab/></text:span>}</text:p>
      <text:p text:style-name="P91"><text:tab/><text:span text:style-name="T14">emit</text:span>(<text:span text:style-name="T119">'}\n'</text:span>);</text:p>
      <text:p text:style-name="P165"><text:span text:style-name="T79">}</text:span></text:p>
      <text:h text:style-name="P110" text:outline-level="1"><text:span text:style-name="T25">Example Program</text:span><text:span text:style-name="T21">: </text:span><text:span text:style-name="T26">gcd</text:span></text:h>
      <text:p text:style-name="P99"><text:tab/></text:p>
      <text:p text:style-name="P145"><text:span text:style-name="T14">func </text:span><text:span text:style-name="T28">gcd</text:span><text:span text:style-name="T35">:</text:span><text:span text:style-name="T27">uint64</text:span><text:span text:style-name="T35"> </text:span><text:span text:style-name="T28">(a:</text:span><text:span text:style-name="T14">uint64</text:span><text:span text:style-name="T28">, b:</text:span><text:span text:style-name="T14">uint64</text:span><text:span text:style-name="T28">) {</text:span></text:p>
      <text:p text:style-name="P147"><text:span text:style-name="T28"><text:s text:c="4"/></text:span><text:span text:style-name="T26">if</text:span><text:span text:style-name="T36"> b == 0 {</text:span></text:p>
      <text:p text:style-name="P146"><text:span text:style-name="T28"><text:s text:c="8"/>a;</text:span><text:span text:style-name="T37"><text:tab/><text:tab/><text:tab/></text:span><text:span text:style-name="T104"># </text:span><text:span text:style-name="T107">return</text:span><text:span text:style-name="T105"> </text:span><text:span text:style-name="T106">keyword </text:span><text:span text:style-name="T105">is not necessary</text:span></text:p>
      <text:p text:style-name="P145"><text:span text:style-name="T28"><text:s text:c="4"/>} </text:span><text:span text:style-name="T14">else</text:span><text:span text:style-name="T28"> {</text:span></text:p>
      <text:p text:style-name="P146"><text:span text:style-name="T28"><text:s text:c="8"/>gcd(b, a % b);</text:span></text:p>
      <text:p text:style-name="P145"><text:span text:style-name="T28"><text:s text:c="4"/>}</text:span></text:p>
      <text:p text:style-name="P145"><text:span text:style-name="T28">}</text:span></text:p>
      <text:p text:style-name="P142"><text:span text:style-name="T14"/></text:p>
      <text:p text:style-name="P142"><text:span text:style-name="T14">parse</text:span> {</text:p>
      <text:p text:style-name="P147"><text:s text:c="5"/>a : uint<text:span text:style-name="T153">32</text:span>;<text:tab/><text:span text:style-name="T153"><text:tab/></text:span><text:span text:style-name="T93"># </text:span><text:span text:style-name="T85">Read inputs from standard input</text:span></text:p>
      <text:p text:style-name="P147"><text:s text:c="5"/>b : uint<text:span text:style-name="T153">32</text:span>;</text:p>
      <text:p text:style-name="P147"/>
      <text:p text:style-name="P148"><text:s text:c="5"/>r = gcd(a, b);<text:span text:style-name="T153"><text:tab/><text:tab/></text:span><text:span text:style-name="T93"># </text:span><text:span text:style-name="T109">Automatic upcast </text:span><text:span text:style-name="T108">uint32</text:span><text:span text:style-name="T109"> -&gt; </text:span><text:span text:style-name="T108">uint64</text:span><text:span text:style-name="T109">, automatic type for </text:span><text:span text:style-name="T108">r</text:span><text:span text:style-name="T109"> (</text:span><text:span text:style-name="T108">uint64</text:span><text:span text:style-name="T109">)</text:span></text:p>
      <text:p text:style-name="P148"><text:s text:c="5"/>emit(<text:span text:style-name="T121">'</text:span><text:span text:style-name="T122">gcd({a}, {b}) = {r}\n</text:span><text:span text:style-name="T121">'</text:span>);</text:p>
      <text:p text:style-name="P14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Code" style:family="paragraph" style:parent-style-name="Text_20_body">
      <style:paragraph-properties fo:margin-top="0in" fo:margin-bottom="0in" loext:contextual-spacing="false"/>
      <style:text-properties style:font-name="Ubuntu Mono" fo:font-family="'Ubuntu Mono'" style:font-style-name="Bold" style:font-pitch="fixed" fo:font-weight="normal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style:font-name="Ubuntu Mono1" fo:font-family="'Ubuntu Mono'" style:font-style-name="Regular" style:font-pitch="fixed" fo:font-weight="bold" officeooo:rsid="0117ba17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3:16:54.840509173</meta:creation-date>
    <dc:date>2018-09-19T20:32:24.151500461</dc:date>
    <meta:editing-duration>PT22H15M55S</meta:editing-duration>
    <meta:editing-cycles>477</meta:editing-cycles>
    <meta:generator>LibreOffice/5.1.6.2$Linux_X86_64 LibreOffice_project/10m0$Build-2</meta:generator>
    <meta:document-statistic meta:table-count="7" meta:image-count="0" meta:object-count="0" meta:page-count="7" meta:paragraph-count="258" meta:word-count="1153" meta:character-count="7400" meta:non-whitespace-character-count="6187"/>
  </office:meta>
</office:document-meta>
</file>